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0000000580000001F82A58410F9B241D3.png" manifest:media-type="image/png"/>
  <manifest:file-entry manifest:full-path="Pictures/100002000000000A0000000A6361AF2587162F7F.gif" manifest:media-type="image/gif"/>
  <manifest:file-entry manifest:full-path="Pictures/10000000000000900000004E9C653E6BF93F15C5.png" manifest:media-type="image/png"/>
  <manifest:file-entry manifest:full-path="Pictures/1000020100000061000000285D3355C147C1C71B.png" manifest:media-type="image/png"/>
  <manifest:file-entry manifest:full-path="Pictures/10000201000003200000019807649F5BED7FE9EA.png" manifest:media-type="image/png"/>
  <manifest:file-entry manifest:full-path="Pictures/10000201000001CE00000088D89AAEE1FDACD2AF.png" manifest:media-type="image/png"/>
  <manifest:file-entry manifest:full-path="Pictures/100002000000000A0000000AC75CE957A2F6D32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DejaVu Sans Mono" svg:font-family="'DejaVu Sans Mono'" style:font-family-generic="modern" style:font-pitch="fixed"/>
    <style:font-face style:name="Liberation Mono" svg:font-family="'Liberation Mono', 'Courier New'" style:font-family-generic="modern" style:font-pitch="fixed"/>
    <style:font-face style:name="方正楷體" svg:font-family="方正楷體" style:font-family-generic="script" style:font-pitch="fixed"/>
    <style:font-face style:name="標楷體" svg:font-family="標楷體" style:font-family-generic="script" style:font-pitch="fixed"/>
    <style:font-face style:name="標楷體1" svg:font-family="標楷體" style:font-adornments="標準" style:font-family-generic="script" style:font-pitch="fixed"/>
    <style:font-face style:name="AR PL Mingti2L Big5" svg:font-family="'AR PL Mingti2L Big5'" style:font-pitch="variable"/>
    <style:font-face style:name="Arial" svg:font-family="Arial" style:font-pitch="variable"/>
    <style:font-face style:name="MingLiU" svg:font-family="MingLiU" style:font-pitch="variable"/>
    <style:font-face style:name="TW Sung" svg:font-family="'TW Sung'" style:font-pitch="variable"/>
    <style:font-face style:name="Tahoma" svg:font-family="Tahoma" style:font-pitch="variable"/>
    <style:font-face style:name="全字庫正宋體" svg:font-family="全字庫正宋體" style:font-pitch="variable"/>
    <style:font-face style:name="全字庫正楷體" svg:font-family="全字庫正楷體" style:font-pitch="variable"/>
    <style:font-face style:name="思源宋體 TW Heavy" svg:font-family="'思源宋體 TW Heavy'" style:font-pitch="variable"/>
    <style:font-face style:name="思源黑體 TW Regular" svg:font-family="'思源黑體 TW Regular'" style:font-pitch="variable"/>
    <style:font-face style:name="方正明體" svg:font-family="方正明體" style:font-pitch="variable"/>
    <style:font-face style:name="Arial2" svg:font-family="Arial"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1" svg:font-family="Arial" style:font-adornments="粗體" style:font-family-generic="swiss" style:font-pitch="variable"/>
    <style:font-face style:name="PT Sans Narrow" svg:font-family="'PT Sans Narrow'" style:font-family-generic="swiss" style:font-pitch="variable"/>
    <style:font-face style:name="Lohit Devanagari1" svg:font-family="'Lohit Devanagari'" style:font-family-generic="system" style:font-pitch="variable"/>
    <style:font-face style:name="思源黑體 TW Regular1" svg:font-family="'思源黑體 TW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8">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預設_5f_5">
      <style:graphic-properties svg:stroke-color="#000000" draw:fill="solid" draw:fill-color="#000000" draw:textarea-horizontal-align="justify" draw:textarea-vertical-align="middle" draw:auto-grow-height="false" fo:min-height="12.75cm" fo:min-width="7.1cm"/>
    </style:style>
    <style:style style:name="gr6" style:family="graphic" style:parent-style-name="預設_5f_4">
      <style:graphic-properties draw:fill="solid" draw:fill-color="#c0c0c0" draw:textarea-horizontal-align="justify" draw:textarea-vertical-align="top" draw:auto-grow-height="false" fo:min-height="10.713cm" fo:min-width="10.701cm" draw:shadow="visible" draw:shadow-offset-x="0.1cm" draw:shadow-offset-y="0.1cm"/>
    </style:style>
    <style:style style:name="gr7" style:family="graphic" style:parent-style-name="standard">
      <style:graphic-properties draw:stroke="none" svg:stroke-color="#000000" draw:fill="none" draw:fill-color="#ffffff" draw:auto-grow-height="true" draw:auto-grow-width="false" fo:max-height="0cm" fo:min-height="0.15cm"/>
    </style:style>
    <style:style style:name="gr8" style:family="graphic" style:parent-style-name="standard">
      <style:graphic-properties draw:stroke="none" svg:stroke-color="#000000" draw:fill="none" draw:fill-color="#ffffff" draw:auto-grow-height="true" draw:auto-grow-width="false" fo:max-height="0cm" fo:min-height="1.15cm"/>
    </style:style>
    <style:style style:name="gr9" style:family="graphic" style:parent-style-name="standard">
      <style:graphic-properties draw:stroke="none" svg:stroke-color="#000000" draw:fill="none" draw:fill-color="#ffffff" draw:auto-grow-height="true" draw:auto-grow-width="false" fo:max-height="0cm" fo:min-height="0.549cm"/>
    </style:style>
    <style:style style:name="gr10" style:family="graphic" style:parent-style-name="standard">
      <style:graphic-properties draw:stroke="none" svg:stroke-color="#000000" draw:fill="none" draw:fill-color="#ffffff" draw:auto-grow-height="true" draw:auto-grow-width="false" fo:max-height="0cm" fo:min-height="0.35cm"/>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944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5.337cm"/>
    </style:style>
    <style:style style:name="pr3" style:family="presentation" style:parent-style-name="資訊未來大自由_5f_內頁_5f_-title">
      <style:graphic-properties draw:auto-grow-height="true" fo:min-height="1.677cm"/>
    </style:style>
    <style:style style:name="pr4" style:family="presentation" style:parent-style-name="資訊未來大自由_5f_內頁_5f_-outline1" style:list-style-name="L4">
      <style:graphic-properties fo:min-height="13.2cm"/>
    </style:style>
    <style:style style:name="pr5" style:family="presentation" style:parent-style-name="資訊未來大自由_5f_內頁_5f_-notes">
      <style:graphic-properties draw:fill-color="#ffffff" fo:min-height="11.427cm"/>
    </style:style>
    <style:style style:name="pr6" style:family="presentation" style:parent-style-name="資訊未來大自由_5f_內頁_5f_-outline1" style:list-style-name="L4">
      <style:graphic-properties fo:min-height="13.2cm"/>
    </style:style>
    <style:style style:name="pr7" style:family="presentation" style:parent-style-name="資訊未來大自由_5f_封底-title">
      <style:graphic-properties draw:stroke="none" draw:fill="none" draw:fill-color="#00cc99" draw:textarea-horizontal-align="left" draw:textarea-vertical-align="middle" draw:auto-grow-height="true" draw:auto-grow-width="false" fo:min-height="2.916cm" fo:min-width="0cm" fo:padding-top="0.13cm" fo:padding-bottom="0.13cm" fo:padding-left="0.25cm" fo:padding-right="0.25cm" fo:wrap-option="wrap" draw:shadow="hidden" draw:shadow-color="#808080"/>
    </style:style>
    <style:style style:name="pr8" style:family="presentation" style:parent-style-name="資訊未來大自由_5f_封底-notes" style:list-style-name="L6">
      <style:graphic-properties draw:fill-color="#ffffff" draw:auto-grow-height="true" fo:min-height="11.43cm"/>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 fo:font-size="18pt" style:font-name-asian="全字庫正宋體"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 fo:font-size="54pt" fo:text-shadow="1pt 1pt" style:font-name-asian="全字庫正楷體" style:font-size-asian="54pt" style:font-size-complex="54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 style:font-name-asian="全字庫正宋體"/>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text-properties style:font-name="思源黑體 TW Regular" fo:font-size="20pt" style:font-name-asian="思源黑體 TW Regular" style:font-size-asian="20pt" style:font-size-complex="20pt"/>
    </style:style>
    <style:style style:name="P10" style:family="paragraph">
      <style:text-properties style:font-name="全字庫正楷體" style:font-name-asian="全字庫正楷體"/>
    </style:style>
    <style:style style:name="P11" style:family="paragraph">
      <style:paragraph-properties fo:margin-left="0cm" fo:margin-right="0cm" fo:line-height="100%" fo:text-indent="0cm"/>
    </style:style>
    <style:style style:name="P12" style:family="paragraph">
      <style:paragraph-properties fo:margin-left="0.6cm" fo:margin-right="0cm" fo:margin-top="0.1cm" fo:margin-bottom="0cm" fo:line-height="100%" fo:text-indent="0cm"/>
    </style:style>
    <style:style style:name="P13" style:family="paragraph">
      <style:paragraph-properties fo:margin-left="0cm" fo:margin-right="0cm" fo:line-height="100%" fo:text-indent="0cm"/>
      <style:text-properties style:use-window-font-color="true" style:font-name="全字庫正宋體" fo:font-size="26pt" fo:font-weight="normal" style:font-name-asian="全字庫正宋體" style:font-size-asian="26pt" style:font-weight-asian="normal" style:font-size-complex="26pt" style:font-weight-complex="normal"/>
    </style:style>
    <style:style style:name="P14" style:family="paragraph">
      <style:paragraph-properties fo:text-align="start"/>
    </style:style>
    <style:style style:name="P15" style:family="paragraph">
      <loext:graphic-properties draw:fill="solid" draw:fill-color="#000000"/>
      <style:paragraph-properties fo:text-align="start"/>
      <style:text-properties fo:color="#ffff00" style:font-name="DejaVu Sans Mono" fo:font-size="11pt" style:font-size-asian="11pt" style:font-size-complex="11pt"/>
    </style:style>
    <style:style style:name="P16" style:family="paragraph">
      <loext:graphic-properties draw:fill-color="#ffffff"/>
      <style:text-properties fo:font-size="20pt" style:font-size-asian="20pt" style:font-size-complex="20pt"/>
    </style:style>
    <style:style style:name="P17" style:family="paragraph">
      <style:paragraph-properties fo:line-height="115%" fo:text-align="start" style:text-autospace="ideograph-alpha" style:writing-mode="lr-tb"/>
      <style:text-properties fo:hyphenate="false"/>
    </style:style>
    <style:style style:name="P18" style:family="paragraph">
      <loext:graphic-properties draw:fill="solid" draw:fill-color="#c0c0c0"/>
      <style:paragraph-properties fo:line-height="115%" fo:text-align="start" style:text-autospace="ideograph-alpha" style:writing-mode="lr-tb"/>
      <style:text-properties style:font-name="PT Sans Narrow" fo:font-size="15pt" style:font-size-asian="15pt" style:font-size-complex="15pt" fo:hyphenate="false"/>
    </style:style>
    <style:style style:name="P19" style:family="paragraph">
      <style:text-properties style:font-name="思源宋體 TW Heavy" fo:font-size="32pt" style:font-size-asian="32pt" style:font-size-complex="32pt"/>
    </style:style>
    <style:style style:name="P20" style:family="paragraph">
      <loext:graphic-properties draw:fill="none" draw:fill-color="#ffffff"/>
      <style:text-properties style:font-name="思源宋體 TW Heavy" fo:font-size="32pt" style:font-size-asian="32pt" style:font-size-complex="32pt"/>
    </style:style>
    <style:style style:name="P21" style:family="paragraph">
      <style:paragraph-properties fo:line-height="115%" fo:text-align="start" style:text-autospace="ideograph-alpha" style:writing-mode="lr-tb"/>
      <style:text-properties fo:font-size="15pt" fo:hyphenate="false"/>
    </style:style>
    <style:style style:name="P22" style:family="paragraph">
      <style:text-properties fo:font-size="20pt"/>
    </style:style>
    <style:style style:name="P23" style:family="paragraph">
      <style:paragraph-properties fo:line-height="115%" fo:text-align="start" style:text-autospace="ideograph-alpha" style:writing-mode="lr-tb"/>
      <style:text-properties style:font-name="PT Sans Narrow" fo:font-size="15pt" style:font-size-asian="15pt" style:font-size-complex="15pt" fo:hyphenate="false"/>
    </style:style>
    <style:style style:name="P24" style:family="paragraph">
      <style:paragraph-properties fo:line-height="100%" fo:text-align="start" style:text-autospace="ideograph-alpha" style:writing-mode="lr-tb"/>
      <style:text-properties style:font-name="PT Sans Narrow" fo:font-size="15pt" style:font-size-asian="15pt" style:font-size-complex="15pt" fo:hyphenate="false"/>
    </style:style>
    <style:style style:name="P25" style:family="paragraph">
      <loext:graphic-properties draw:fill="solid" draw:fill-color="#c0c0c0"/>
      <style:paragraph-properties fo:line-height="100%" fo:text-align="start" style:text-autospace="ideograph-alpha" style:writing-mode="lr-tb"/>
      <style:text-properties style:font-name="PT Sans Narrow" fo:font-size="15pt" style:font-size-asian="15pt" style:font-size-complex="15pt" fo:hyphenate="false"/>
    </style:style>
    <style:style style:name="P26" style:family="paragraph">
      <style:paragraph-properties fo:margin-left="0cm" fo:margin-right="0cm" fo:text-indent="0cm"/>
    </style:style>
    <style:style style:name="P27" style:family="paragraph">
      <loext:graphic-properties draw:fill="none" draw:fill-color="#00cc99"/>
      <style:paragraph-properties fo:margin-left="0cm" fo:margin-right="0cm" fo:text-indent="0cm" style:writing-mode="lr-tb"/>
      <style:text-properties fo:color="#ffffff" style:font-name="全字庫正楷體" fo:font-size="48pt" style:font-name-asian="全字庫正楷體" style:font-size-asian="48pt" style:font-size-complex="48pt"/>
    </style:style>
    <style:style style:name="P28" style:family="paragraph">
      <style:paragraph-properties fo:margin-left="0cm" fo:margin-right="0cm" fo:margin-top="0.396cm" fo:margin-bottom="0cm" fo:line-height="100%" fo:text-align="start" fo:text-indent="0cm"/>
    </style:style>
    <style:style style:name="P29"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 style:font-name-asian="全字庫正宋體"/>
    </style:style>
    <style:style style:name="P30" style:family="paragraph">
      <loext:graphic-properties draw:fill-color="#ffffff"/>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 fo:font-size="18pt" fo:font-weight="normal" style:font-name-asian="全字庫正宋體" style:font-size-asian="18pt" style:font-weight-asian="normal" style:font-size-complex="14pt" style:font-weight-complex="normal"/>
    </style:style>
    <style:style style:name="T2" style:family="text">
      <style:text-properties style:font-name="全字庫正宋體" fo:font-size="18pt" style:font-name-asian="全字庫正宋體" style:font-size-asian="18pt" style:font-size-complex="14pt"/>
    </style:style>
    <style:style style:name="T3" style:family="text">
      <style:text-properties fo:color="#000000" style:font-name="全字庫正楷體" fo:font-size="48pt" fo:text-shadow="1pt 1pt" style:font-name-asian="全字庫正楷體" style:font-size-asian="48pt" style:font-size-complex="48pt"/>
    </style:style>
    <style:style style:name="T4" style:family="text">
      <style:text-properties fo:color="#ffffff" style:font-name="全字庫正宋體" fo:font-size="18pt" style:font-name-asian="全字庫正宋體"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 style:font-name-asian="全字庫正楷體"/>
    </style:style>
    <style:style style:name="T7" style:family="text">
      <style:text-properties style:use-window-font-color="true" style:font-name="DejaVu Serif" fo:font-size="26pt" fo:font-weight="normal" style:font-name-asian="DejaVu Serif" style:font-size-asian="26pt" style:font-weight-asian="normal" style:font-size-complex="26pt" style:font-weight-complex="normal"/>
    </style:style>
    <style:style style:name="T8" style:family="text">
      <style:text-properties fo:color="#000000" style:font-name="DejaVu Serif" fo:font-size="20pt" fo:font-weight="normal" style:font-name-asian="DejaVu Serif" style:font-size-asian="20pt" style:font-weight-asian="normal" style:font-size-complex="20pt" style:font-weight-complex="normal"/>
    </style:style>
    <style:style style:name="T9" style:family="text">
      <style:text-properties style:use-window-font-color="true" style:font-name="DejaVu Serif" fo:font-size="44pt" fo:font-weight="normal" style:font-name-asian="DejaVu Serif" style:font-size-asian="44pt" style:font-weight-asian="normal" style:font-size-complex="44pt" style:font-weight-complex="normal"/>
    </style:style>
    <style:style style:name="T10" style:family="text">
      <style:text-properties style:use-window-font-color="true" style:font-name="DejaVu Serif" fo:font-size="36pt" fo:font-weight="normal" style:font-name-asian="DejaVu Serif" style:font-size-asian="36pt" style:font-weight-asian="normal" style:font-size-complex="36pt" style:font-weight-complex="normal"/>
    </style:style>
    <style:style style:name="T11" style:family="text">
      <style:text-properties fo:color="#000000" style:font-name="DejaVu Serif" fo:font-size="26pt" fo:font-weight="normal" style:font-name-asian="DejaVu Serif" style:font-size-asian="26pt" style:font-weight-asian="normal" style:font-size-complex="26pt" style:font-weight-complex="normal"/>
    </style:style>
    <style:style style:name="T12" style:family="text">
      <style:text-properties fo:color="#ffff00" style:text-outline="false" style:text-line-through-style="none" style:text-line-through-type="none" style:text-position="0% 100%" style:font-name="DejaVu Sans Mono" fo:font-size="11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1pt" style:language-asian="zh" style:country-asian="TW" style:font-style-asian="normal" style:font-weight-asian="normal" style:font-name-complex="AR PL Mingti2L Big5"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font-size="20pt" style:font-size-asian="20pt" style:font-size-complex="20pt"/>
    </style:style>
    <style:style style:name="T14" style:family="text">
      <style:text-properties style:font-name="PT Sans Narrow" fo:font-size="15pt" style:font-size-asian="15pt" style:font-size-complex="15pt"/>
    </style:style>
    <style:style style:name="T15" style:family="text">
      <style:text-properties style:font-name="思源宋體 TW Heavy" fo:font-size="32pt" style:font-size-asian="32pt" style:font-size-complex="32pt"/>
    </style:style>
    <style:style style:name="T16" style:family="text">
      <style:text-properties style:use-window-font-color="true" style:font-name="DejaVu Serif" fo:font-size="20pt" fo:font-weight="normal" style:font-name-asian="DejaVu Serif" style:font-size-asian="20pt" style:font-weight-asian="normal" style:font-size-complex="20pt" style:font-weight-complex="normal"/>
    </style:style>
    <style:style style:name="T17" style:family="text">
      <style:text-properties fo:color="#ffffff" style:font-name="全字庫正楷體" fo:font-size="48pt" style:font-name-asian="全字庫正楷體" style:font-size-asian="48pt" style:font-size-complex="48pt"/>
    </style:style>
    <style:style style:name="T18"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image text:level="1" xlink:href="Pictures/100002000000000A0000000AC75CE957A2F6D329.png" xlink:type="simple" xlink:show="embed" xlink:actuate="onLoad">
        <style:list-level-properties text:min-label-width="0.6cm" style:vertical-pos="middle" style:vertical-rel="line" fo:width="0.47cm" fo:height="0.47cm"/>
      </text:list-level-style-image>
      <text:list-level-style-image text:level="2" xlink:href="Pictures/100002000000000A0000000AC75CE957A2F6D329.png"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C75CE957A2F6D329.png"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C75CE957A2F6D329.png"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C75CE957A2F6D329.png"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C75CE957A2F6D329.png"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C75CE957A2F6D329.png"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C75CE957A2F6D329.png"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C75CE957A2F6D329.png"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1.309cm"/>
        <style:text-properties fo:font-family="Arial" style:font-family-generic="swiss" style:font-pitch="variable" fo:color="#000000" fo:font-size="100%"/>
      </text:list-level-style-bullet>
      <text:list-level-style-bullet text:level="2" text:bullet-char="–">
        <style:list-level-properties text:space-before="1.309cm"/>
        <style:text-properties fo:font-family="Arial" style:font-family-generic="swiss" style:font-pitch="variable" fo:color="#000000" fo:font-size="100%"/>
      </text:list-level-style-bullet>
      <text:list-level-style-bullet text:level="3" text:bullet-char="•">
        <style:list-level-properties text:space-before="2.632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Wei-Lun Chao &lt;bluebat@member.fsf.org&gt;</text:span></text:p>
            <text:p text:style-name="P1"><text:span text:style-name="T2">18 Sep. 2018</text:span></text:p>
          </draw:text-box>
        </draw:frame>
        <draw:frame presentation:style-name="pr1" draw:text-style-name="P4" draw:layer="layout" svg:width="20.924cm" svg:height="4.204cm" svg:x="2.6cm" svg:y="4.396cm" presentation:class="title" presentation:user-transformed="true">
          <draw:text-box>
            <text:p text:style-name="P3"><text:span text:style-name="T3">Multiplication Table in various programming languages</text:span></text:p>
          </draw:text-box>
        </draw:frame>
        <draw:custom-shape draw:style-name="gr2" draw:text-style-name="P6" draw:layer="layout" svg:width="19.685cm" svg:height="0.896cm" svg:x="0.493cm" svg:y="0.595cm">
          <text:p text:style-name="P5"><text:span text:style-name="T4">TOSSUG</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_5f_"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Beginner's programs</text:span></text:p>
          </draw:text-box>
        </draw:frame>
        <draw:frame presentation:style-name="pr4" draw:text-style-name="P13" draw:layer="layout" svg:width="23.4cm" svg:height="13.2cm" svg:x="1cm" svg:y="5.5cm" presentation:class="outline" presentation:user-transformed="true">
          <draw:text-box>
            <text:list text:style-name="L4">
              <text:list-item>
                <text:p text:style-name="P11"><text:span text:style-name="T7">1st program</text:span></text:p>
              </text:list-item>
            </text:list>
            <text:list text:style-name="L5">
              <text:list-header>
                <text:p text:style-name="P12"><text:span text:style-name="T8">Hello, World!</text:span></text:p>
                <text:p text:style-name="P12"><text:span text:style-name="T8"/></text:p>
              </text:list-header>
            </text:list>
            <text:list text:style-name="L4">
              <text:list-item>
                <text:p text:style-name="P11"><text:span text:style-name="T9">2nd program</text:span></text:p>
                <text:p text:style-name="P12"><text:span text:style-name="T10">Multiplication Table</text:span></text:p>
                <text:p text:style-name="P12"><text:span text:style-name="T10"/></text:p>
              </text:list-item>
              <text:list-item>
                <text:p text:style-name="P11"><text:span text:style-name="T11">3rd program?</text:span></text:p>
                <text:p text:style-name="P12"><text:span text:style-name="T8">Fibonacci Number</text:span></text:p>
              </text:list-item>
            </text:list>
          </draw:text-box>
        </draw:frame>
        <draw:custom-shape draw:style-name="gr5" draw:text-style-name="P15" draw:layer="layout" svg:width="7.6cm" svg:height="13cm" svg:x="16.6cm" svg:y="5.2cm">
          <text:p text:style-name="P14"><text:span text:style-name="T12">1x1= 1</text:span><text:span text:style-name="T12"><text:tab/></text:span><text:span text:style-name="T12">2x1= 2</text:span><text:span text:style-name="T12"><text:tab/></text:span><text:span text:style-name="T12">3x1= 3</text:span><text:span text:style-name="T12"><text:tab/></text:span></text:p>
          <text:p text:style-name="P14"><text:span text:style-name="T12">1x2= 2</text:span><text:span text:style-name="T12"><text:tab/></text:span><text:span text:style-name="T12">2x2= 4</text:span><text:span text:style-name="T12"><text:tab/></text:span><text:span text:style-name="T12">3x2= 6</text:span><text:span text:style-name="T12"><text:tab/></text:span></text:p>
          <text:p text:style-name="P14"><text:span text:style-name="T12">1x3= 3</text:span><text:span text:style-name="T12"><text:tab/></text:span><text:span text:style-name="T12">2x3= 6</text:span><text:span text:style-name="T12"><text:tab/></text:span><text:span text:style-name="T12">3x3= 9</text:span><text:span text:style-name="T12"><text:tab/></text:span></text:p>
          <text:p text:style-name="P14"><text:span text:style-name="T12">1x4= 4</text:span><text:span text:style-name="T12"><text:tab/></text:span><text:span text:style-name="T12">2x4= 8</text:span><text:span text:style-name="T12"><text:tab/></text:span><text:span text:style-name="T12">3x4=12</text:span><text:span text:style-name="T12"><text:tab/></text:span></text:p>
          <text:p text:style-name="P14"><text:span text:style-name="T12">1x5= 5</text:span><text:span text:style-name="T12"><text:tab/></text:span><text:span text:style-name="T12">2x5=10</text:span><text:span text:style-name="T12"><text:tab/></text:span><text:span text:style-name="T12">3x5=15</text:span><text:span text:style-name="T12"><text:tab/></text:span></text:p>
          <text:p text:style-name="P14"><text:span text:style-name="T12">1x6= 6</text:span><text:span text:style-name="T12"><text:tab/></text:span><text:span text:style-name="T12">2x6=12</text:span><text:span text:style-name="T12"><text:tab/></text:span><text:span text:style-name="T12">3x6=18</text:span><text:span text:style-name="T12"><text:tab/></text:span></text:p>
          <text:p text:style-name="P14"><text:span text:style-name="T12">1x7= 7</text:span><text:span text:style-name="T12"><text:tab/></text:span><text:span text:style-name="T12">2x7=14</text:span><text:span text:style-name="T12"><text:tab/></text:span><text:span text:style-name="T12">3x7=21</text:span><text:span text:style-name="T12"><text:tab/></text:span></text:p>
          <text:p text:style-name="P14"><text:span text:style-name="T12">1x8= 8</text:span><text:span text:style-name="T12"><text:tab/></text:span><text:span text:style-name="T12">2x8=16</text:span><text:span text:style-name="T12"><text:tab/></text:span><text:span text:style-name="T12">3x8=24</text:span><text:span text:style-name="T12"><text:tab/></text:span></text:p>
          <text:p text:style-name="P14"><text:span text:style-name="T12">1x9= 9</text:span><text:span text:style-name="T12"><text:tab/></text:span><text:span text:style-name="T12">2x9=18</text:span><text:span text:style-name="T12"><text:tab/></text:span><text:span text:style-name="T12">3x9=27</text:span><text:span text:style-name="T12"><text:tab/></text:span></text:p>
          <text:p text:style-name="P14"><text:span text:style-name="T12"/></text:p>
          <text:p text:style-name="P14"><text:span text:style-name="T12">4x1= 4</text:span><text:span text:style-name="T12"><text:tab/></text:span><text:span text:style-name="T12">5x1= 5</text:span><text:span text:style-name="T12"><text:tab/></text:span><text:span text:style-name="T12">6x1= 6</text:span><text:span text:style-name="T12"><text:tab/></text:span></text:p>
          <text:p text:style-name="P14"><text:span text:style-name="T12">4x2= 8</text:span><text:span text:style-name="T12"><text:tab/></text:span><text:span text:style-name="T12">5x2=10</text:span><text:span text:style-name="T12"><text:tab/></text:span><text:span text:style-name="T12">6x2=12</text:span><text:span text:style-name="T12"><text:tab/></text:span></text:p>
          <text:p text:style-name="P14"><text:span text:style-name="T12">4x3=12</text:span><text:span text:style-name="T12"><text:tab/></text:span><text:span text:style-name="T12">5x3=15</text:span><text:span text:style-name="T12"><text:tab/></text:span><text:span text:style-name="T12">6x3=18</text:span><text:span text:style-name="T12"><text:tab/></text:span></text:p>
          <text:p text:style-name="P14"><text:span text:style-name="T12">4x4=16</text:span><text:span text:style-name="T12"><text:tab/></text:span><text:span text:style-name="T12">5x4=20</text:span><text:span text:style-name="T12"><text:tab/></text:span><text:span text:style-name="T12">6x4=24</text:span><text:span text:style-name="T12"><text:tab/></text:span></text:p>
          <text:p text:style-name="P14"><text:span text:style-name="T12">4x5=20</text:span><text:span text:style-name="T12"><text:tab/></text:span><text:span text:style-name="T12">5x5=25</text:span><text:span text:style-name="T12"><text:tab/></text:span><text:span text:style-name="T12">6x5=30</text:span><text:span text:style-name="T12"><text:tab/></text:span></text:p>
          <text:p text:style-name="P14"><text:span text:style-name="T12">4x6=24</text:span><text:span text:style-name="T12"><text:tab/></text:span><text:span text:style-name="T12">5x6=30</text:span><text:span text:style-name="T12"><text:tab/></text:span><text:span text:style-name="T12">6x6=36</text:span><text:span text:style-name="T12"><text:tab/></text:span></text:p>
          <text:p text:style-name="P14"><text:span text:style-name="T12">4x7=28</text:span><text:span text:style-name="T12"><text:tab/></text:span><text:span text:style-name="T12">5x7=35</text:span><text:span text:style-name="T12"><text:tab/></text:span><text:span text:style-name="T12">6x7=42</text:span><text:span text:style-name="T12"><text:tab/></text:span></text:p>
          <text:p text:style-name="P14"><text:span text:style-name="T12">4x8=32</text:span><text:span text:style-name="T12"><text:tab/></text:span><text:span text:style-name="T12">5x8=40</text:span><text:span text:style-name="T12"><text:tab/></text:span><text:span text:style-name="T12">6x8=48</text:span><text:span text:style-name="T12"><text:tab/></text:span></text:p>
          <text:p text:style-name="P14"><text:span text:style-name="T12">4x9=36</text:span><text:span text:style-name="T12"><text:tab/></text:span><text:span text:style-name="T12">5x9=45</text:span><text:span text:style-name="T12"><text:tab/></text:span><text:span text:style-name="T12">6x9=54</text:span><text:span text:style-name="T12"><text:tab/></text:span></text:p>
          <text:p text:style-name="P14"><text:span text:style-name="T12"/></text:p>
          <text:p text:style-name="P14"><text:span text:style-name="T12">7x1= 7</text:span><text:span text:style-name="T12"><text:tab/></text:span><text:span text:style-name="T12">8x1= 8</text:span><text:span text:style-name="T12"><text:tab/></text:span><text:span text:style-name="T12">9x1= 9</text:span><text:span text:style-name="T12"><text:tab/></text:span></text:p>
          <text:p text:style-name="P14"><text:span text:style-name="T12">7x2=14</text:span><text:span text:style-name="T12"><text:tab/></text:span><text:span text:style-name="T12">8x2=16</text:span><text:span text:style-name="T12"><text:tab/></text:span><text:span text:style-name="T12">9x2=18</text:span><text:span text:style-name="T12"><text:tab/></text:span></text:p>
          <text:p text:style-name="P14"><text:span text:style-name="T12">7x3=21</text:span><text:span text:style-name="T12"><text:tab/></text:span><text:span text:style-name="T12">8x3=24</text:span><text:span text:style-name="T12"><text:tab/></text:span><text:span text:style-name="T12">9x3=27</text:span><text:span text:style-name="T12"><text:tab/></text:span></text:p>
          <text:p text:style-name="P14"><text:span text:style-name="T12">7x4=28</text:span><text:span text:style-name="T12"><text:tab/></text:span><text:span text:style-name="T12">8x4=32</text:span><text:span text:style-name="T12"><text:tab/></text:span><text:span text:style-name="T12">9x4=36</text:span><text:span text:style-name="T12"><text:tab/></text:span></text:p>
          <text:p text:style-name="P14"><text:span text:style-name="T12">7x5=35</text:span><text:span text:style-name="T12"><text:tab/></text:span><text:span text:style-name="T12">8x5=40</text:span><text:span text:style-name="T12"><text:tab/></text:span><text:span text:style-name="T12">9x5=45</text:span><text:span text:style-name="T12"><text:tab/></text:span></text:p>
          <text:p text:style-name="P14"><text:span text:style-name="T12">7x6=42</text:span><text:span text:style-name="T12"><text:tab/></text:span><text:span text:style-name="T12">8x6=48</text:span><text:span text:style-name="T12"><text:tab/></text:span><text:span text:style-name="T12">9x6=54</text:span><text:span text:style-name="T12"><text:tab/></text:span></text:p>
          <text:p text:style-name="P14"><text:span text:style-name="T12">7x7=49</text:span><text:span text:style-name="T12"><text:tab/></text:span><text:span text:style-name="T12">8x7=56</text:span><text:span text:style-name="T12"><text:tab/></text:span><text:span text:style-name="T12">9x7=63</text:span><text:span text:style-name="T12"><text:tab/></text:span></text:p>
          <text:p text:style-name="P14"><text:span text:style-name="T12">7x8=56</text:span><text:span text:style-name="T12"><text:tab/></text:span><text:span text:style-name="T12">8x8=64</text:span><text:span text:style-name="T12"><text:tab/></text:span><text:span text:style-name="T12">9x8=72</text:span><text:span text:style-name="T12"><text:tab/></text:span></text:p>
          <text:p text:style-name="P14"><text:span text:style-name="T12">7x9=63</text:span><text:span text:style-name="T12"><text:tab/></text:span><text:span text:style-name="T12">8x9=72</text:span><text:span text:style-name="T12"><text:tab/></text:span><text:span text:style-name="T12">9x9=81</text:span><text:span text:style-name="T12"><text:tab/></text:span><text:span text:style-name="T12"> </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2"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3"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bas</text:span></text:p>
          <text:p text:style-name="P17"><text:span text:style-name="T14">REM bas mt9x9.bas || ( chmod +x mt9x9.bas ; ./mt9x9.bas )</text:span></text:p>
          <text:p text:style-name="P17"><text:span text:style-name="T14"/></text:p>
          <text:p text:style-name="P17"><text:span text:style-name="T14">FOR I = 1 TO 9 STEP 3</text:span></text:p>
          <text:p text:style-name="P17"><text:span text:style-name="T14"><text:s text:c="4"/></text:span><text:span text:style-name="T14">FOR J = 1 TO 9</text:span></text:p>
          <text:p text:style-name="P17"><text:span text:style-name="T14"><text:s text:c="8"/></text:span><text:span text:style-name="T14">FOR K = I TO I+2</text:span></text:p>
          <text:p text:style-name="P17"><text:span text:style-name="T14"><text:s text:c="12"/></text:span><text:span text:style-name="T14">PRINT USING "#x#=##";K,J,K*J,TAB((K-I)*8+9);</text:span></text:p>
          <text:p text:style-name="P17"><text:span text:style-name="T14"><text:s text:c="8"/></text:span><text:span text:style-name="T14">NEXT K</text:span></text:p>
          <text:p text:style-name="P17"><text:span text:style-name="T14"><text:s text:c="8"/></text:span><text:span text:style-name="T14">PRINT</text:span></text:p>
          <text:p text:style-name="P17"><text:span text:style-name="T14"><text:s text:c="4"/></text:span><text:span text:style-name="T14">NEXT J</text:span></text:p>
          <text:p text:style-name="P17"><text:span text:style-name="T14"><text:s text:c="4"/></text:span><text:span text:style-name="T14">PRINT</text:span></text:p>
          <text:p text:style-name="P17"><text:span text:style-name="T14">NEXT I</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lua</text:span></text:p>
          <text:p text:style-name="P17"><text:span text:style-name="T14">-- lua mt9x9.lua || ( chmod +x mt9x9.lua ; ./mt9x9.lua )</text:span></text:p>
          <text:p text:style-name="P17"><text:span text:style-name="T14"/></text:p>
          <text:p text:style-name="P17"><text:span text:style-name="T14">for i=1,9,3 do</text:span></text:p>
          <text:p text:style-name="P17"><text:span text:style-name="T14"><text:s text:c="4"/></text:span><text:span text:style-name="T14">for j=1,9 do</text:span></text:p>
          <text:p text:style-name="P17"><text:span text:style-name="T14"><text:s text:c="8"/></text:span><text:span text:style-name="T14">for k=i,i+2 do</text:span></text:p>
          <text:p text:style-name="P17"><text:span text:style-name="T14"><text:s text:c="12"/></text:span><text:span text:style-name="T14">io.write(string.format('%dx%d=%2d\t', k, j, k*j))</text:span></text:p>
          <text:p text:style-name="P17"><text:span text:style-name="T14"><text:s text:c="8"/></text:span><text:span text:style-name="T14">end</text:span></text:p>
          <text:p text:style-name="P17"><text:span text:style-name="T14"><text:s text:c="8"/></text:span><text:span text:style-name="T14">print()</text:span></text:p>
          <text:p text:style-name="P17"><text:span text:style-name="T14"><text:s text:c="4"/></text:span><text:span text:style-name="T14">end</text:span></text:p>
          <text:p text:style-name="P17"><text:span text:style-name="T14"><text:s text:c="4"/></text:span><text:span text:style-name="T14">print()</text:span></text:p>
          <text:p text:style-name="P17"><text:span text:style-name="T14">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17.7cm" svg:y="4.8cm">
          <draw:text-box>
            <text:p text:style-name="P19"><text:span text:style-name="T15">Lua</text:span></text:p>
          </draw:text-box>
        </draw:frame>
        <draw:frame draw:style-name="gr7" draw:text-style-name="P20" draw:layer="layout" svg:width="4.6cm" svg:height="1.759cm" svg:x="4.7cm" svg:y="4.801cm">
          <draw:text-box>
            <text:p text:style-name="P19"><text:span text:style-name="T15">BASIC</text:span></text:p>
          </draw:text-box>
        </draw:frame>
        <presentation:notes draw:style-name="dp2">
          <draw:page-thumbnail draw:style-name="gr4" draw:layer="layout" svg:width="12.696cm" svg:height="9.522cm" svg:x="3.175cm" svg:y="1.904cm" draw:page-number="3"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4"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21"><text:span text:style-name="T14">// gcc mt9x9.c -o mt9x9 ; ./mt9x9</text:span></text:p>
          <text:p text:style-name="P21"><text:span text:style-name="T14"/></text:p>
          <text:p text:style-name="P21"><text:span text:style-name="T14">#include &lt;stdio.h&gt;</text:span></text:p>
          <text:p text:style-name="P21"><text:span text:style-name="T14">int main(int argc, char *argv[]) {</text:span></text:p>
          <text:p text:style-name="P21"><text:span text:style-name="T14"><text:s text:c="4"/></text:span><text:span text:style-name="T14">int i, j, k;</text:span></text:p>
          <text:p text:style-name="P21"><text:span text:style-name="T14"><text:s text:c="4"/></text:span><text:span text:style-name="T14">for(i = 1; i &lt;= 9; i+=3) {</text:span></text:p>
          <text:p text:style-name="P21"><text:span text:style-name="T14"><text:s text:c="8"/></text:span><text:span text:style-name="T14">for(j = 1; j &lt;= 9; j++) {</text:span></text:p>
          <text:p text:style-name="P21"><text:span text:style-name="T14"><text:s text:c="12"/></text:span><text:span text:style-name="T14">for(k = i; k &lt; i+3; k++)</text:span></text:p>
          <text:p text:style-name="P21"><text:span text:style-name="T14"><text:s text:c="16"/></text:span><text:span text:style-name="T14">printf("%dx%d=%2d\t", k, j, k*j);</text:span></text:p>
          <text:p text:style-name="P21"><text:span text:style-name="T14"><text:s text:c="12"/></text:span><text:span text:style-name="T14">printf("\n");</text:span></text:p>
          <text:p text:style-name="P21"><text:span text:style-name="T14"><text:s text:c="8"/></text:span><text:span text:style-name="T14">}</text:span></text:p>
          <text:p text:style-name="P21"><text:span text:style-name="T14"><text:s text:c="8"/></text:span><text:span text:style-name="T14">printf("\n");</text:span></text:p>
          <text:p text:style-name="P21"><text:span text:style-name="T14"><text:s text:c="4"/></text:span><text:span text:style-name="T14">}</text:span></text:p>
          <text:p text:style-name="P21"><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21"><text:span text:style-name="T14">// g++ mt9x9.cpp -o mt9x9 ; ./mt9x9</text:span></text:p>
          <text:p text:style-name="P21"><text:span text:style-name="T14"/></text:p>
          <text:p text:style-name="P21"><text:span text:style-name="T14">#include &lt;iostream&gt;</text:span></text:p>
          <text:p text:style-name="P21"><text:span text:style-name="T14">using namespace std;</text:span></text:p>
          <text:p text:style-name="P21"><text:span text:style-name="T14">int main() {</text:span></text:p>
          <text:p text:style-name="P21"><text:span text:style-name="T14"><text:s text:c="4"/></text:span><text:span text:style-name="T14">int i, j, k;</text:span></text:p>
          <text:p text:style-name="P21"><text:span text:style-name="T14"><text:s text:c="4"/></text:span><text:span text:style-name="T14">for(i = 1; i &lt;= 9; i+=3) {</text:span></text:p>
          <text:p text:style-name="P21"><text:span text:style-name="T14"><text:s text:c="8"/></text:span><text:span text:style-name="T14">for(j = 1; j &lt;= 9; j++) {</text:span></text:p>
          <text:p text:style-name="P21"><text:span text:style-name="T14"><text:s text:c="12"/></text:span><text:span text:style-name="T14">for(k = i; k &lt; i+3; k++)</text:span></text:p>
          <text:p text:style-name="P21"><text:span text:style-name="T14"><text:s text:c="16"/></text:span><text:span text:style-name="T14">printf("%dx%d=%2d\t", k, j, k*j);</text:span></text:p>
          <text:p text:style-name="P21"><text:span text:style-name="T14"><text:s text:c="12"/></text:span><text:span text:style-name="T14">cout &lt;&lt; endl;</text:span></text:p>
          <text:p text:style-name="P21"><text:span text:style-name="T14"><text:s text:c="8"/></text:span><text:span text:style-name="T14">}</text:span></text:p>
          <text:p text:style-name="P21"><text:span text:style-name="T14"><text:s text:c="8"/></text:span><text:span text:style-name="T14">cout &lt;&lt; endl;</text:span></text:p>
          <text:p text:style-name="P21"><text:span text:style-name="T14"><text:s text:c="4"/></text:span><text:span text:style-name="T14">}</text:span></text:p>
          <text:p text:style-name="P21"><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17.7cm" svg:y="4.8cm">
          <draw:text-box>
            <text:p text:style-name="P19"><text:span text:style-name="T15">C++</text:span></text:p>
          </draw:text-box>
        </draw:frame>
        <draw:frame draw:style-name="gr7" draw:text-style-name="P20" draw:layer="layout" svg:width="4.6cm" svg:height="1.759cm" svg:x="6.2cm" svg:y="4.801cm">
          <draw:text-box>
            <text:p text:style-name="P19"><text:span text:style-name="T15">C</text:span></text:p>
          </draw:text-box>
        </draw:frame>
        <presentation:notes draw:style-name="dp2">
          <office:forms form:automatic-focus="false" form:apply-design-mode="false"/>
          <draw:page-thumbnail draw:style-name="gr4" draw:layer="layout" svg:width="12.696cm" svg:height="9.522cm" svg:x="3.175cm" svg:y="1.904cm" draw:page-number="4" presentation:class="page"/>
          <draw:frame presentation:style-name="pr5" draw:text-style-name="P16" draw:layer="layout" svg:width="15.236cm" svg:height="11.427cm" svg:x="1.905cm" svg:y="12.065cm" presentation:class="notes">
            <draw:text-box>
              <text:p text:style-name="P22"><text:span text:style-name="T13">Sure, they do work, though a little ugly.</text:span></text:p>
              <text:p text:style-name="P22"><text:span text:style-name="T13">But, could it be written in the pure BASH script language? That is, only with keywords and built-in commands.</text:span></text:p>
              <text:p text:style-name="P22"><text:span text:style-name="T13"/></text:p>
              <text:p text:style-name="P22"><text:span text:style-name="T13">Oh, BASH is well-known with its lack of floating-point calculating, there are only limited operations for integer numbers. How do I use numbers in decimal representation?</text:span></text:p>
              <text:p text:style-name="P22"><text:span text:style-name="T13"/></text:p>
              <text:p text:style-name="P22"><text:span text:style-name="T13">What? Also need supports for complex numbers?</text:span></text:p>
            </draw:text-box>
          </draw:frame>
        </presentation:notes>
      </draw:page>
      <draw:page draw:name="page5"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php</text:span></text:p>
          <text:p text:style-name="P17"><text:span text:style-name="T14">&lt;?php</text:span></text:p>
          <text:p text:style-name="P17"><text:span text:style-name="T14">// php mt9x9.php || ( chmod +x mt9x9.php ; ./mt9x9.php )</text:span></text:p>
          <text:p text:style-name="P17"><text:span text:style-name="T14"/></text:p>
          <text:p text:style-name="P17"><text:span text:style-name="T14"><text:s text:c="4"/></text:span><text:span text:style-name="T14">for($i = 1; $i &lt;= 9; $i+=3) {</text:span></text:p>
          <text:p text:style-name="P17"><text:span text:style-name="T14"><text:s text:c="8"/></text:span><text:span text:style-name="T14">for($j = 1; $j &lt;= 9; $j++) {</text:span></text:p>
          <text:p text:style-name="P17"><text:span text:style-name="T14"><text:s text:c="12"/></text:span><text:span text:style-name="T14">for($k = $i; $k &lt; $i+3; $k++) {</text:span></text:p>
          <text:p text:style-name="P17"><text:span text:style-name="T14"><text:s text:c="16"/></text:span><text:span text:style-name="T14">printf("%dx%d=%2d\t", $k, $j, $k*$j);</text:span></text:p>
          <text:p text:style-name="P17"><text:span text:style-name="T14"><text:s text:c="12"/></text:span><text:span text:style-name="T14">}</text:span></text:p>
          <text:p text:style-name="P17"><text:span text:style-name="T14"><text:s text:c="12"/></text:span><text:span text:style-name="T14">echo "\n";</text:span></text:p>
          <text:p text:style-name="P17"><text:span text:style-name="T14"><text:s text:c="8"/></text:span><text:span text:style-name="T14">}</text:span></text:p>
          <text:p text:style-name="P17"><text:span text:style-name="T14"><text:s text:c="8"/></text:span><text:span text:style-name="T14">echo "\n";</text:span></text:p>
          <text:p text:style-name="P17"><text:span text:style-name="T14"><text:s text:c="4"/></text:span><text:span text:style-name="T14">}</text:span></text:p>
          <text:p text:style-name="P17"><text:span text:style-name="T14">?&g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perl</text:span></text:p>
          <text:p text:style-name="P17"><text:span text:style-name="T14"># perl mt9x9.pl || ( chmod +x mt9x9.pl ; ./mt9x9.pl )</text:span></text:p>
          <text:p text:style-name="P17"><text:span text:style-name="T14"/></text:p>
          <text:p text:style-name="P17"><text:span text:style-name="T14">for (my $i = 1; $i &lt;= 9; $i+=3) {</text:span></text:p>
          <text:p text:style-name="P17"><text:span text:style-name="T14"><text:s text:c="4"/></text:span><text:span text:style-name="T14">for (my $j = 1; $j &lt;= 9; $j++) {</text:span></text:p>
          <text:p text:style-name="P17"><text:span text:style-name="T14"><text:s text:c="8"/></text:span><text:span text:style-name="T14">foreach my $k ($i..$i+2) {</text:span></text:p>
          <text:p text:style-name="P17"><text:span text:style-name="T14"><text:s text:c="12"/></text:span><text:span text:style-name="T14">printf("%dx%d=%2d\t", $k, $j, $k*$j);</text:span></text:p>
          <text:p text:style-name="P17"><text:span text:style-name="T14"><text:s text:c="8"/></text:span><text:span text:style-name="T14">}</text:span></text:p>
          <text:p text:style-name="P17"><text:span text:style-name="T14"><text:s text:c="8"/></text:span><text:span text:style-name="T14">print "\n";</text:span></text:p>
          <text:p text:style-name="P17"><text:span text:style-name="T14"><text:s text:c="4"/></text:span><text:span text:style-name="T14">}</text:span></text:p>
          <text:p text:style-name="P17"><text:span text:style-name="T14"><text:s text:c="4"/></text:span><text:span text:style-name="T14">print "\n";</text:span></text:p>
          <text:p text:style-name="P17"><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17.4cm" svg:y="4.8cm">
          <draw:text-box>
            <text:p text:style-name="P19"><text:span text:style-name="T15">Perl</text:span></text:p>
          </draw:text-box>
        </draw:frame>
        <draw:frame draw:style-name="gr7" draw:text-style-name="P20" draw:layer="layout" svg:width="4.6cm" svg:height="1.759cm" svg:x="5.6cm" svg:y="4.801cm">
          <draw:text-box>
            <text:p text:style-name="P19"><text:span text:style-name="T15">PHP</text:span></text:p>
          </draw:text-box>
        </draw:frame>
        <presentation:notes draw:style-name="dp2">
          <office:forms form:automatic-focus="false" form:apply-design-mode="false"/>
          <draw:page-thumbnail draw:style-name="gr4" draw:layer="layout" svg:width="12.696cm" svg:height="9.522cm" svg:x="3.175cm" svg:y="1.904cm" draw:page-number="5"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6"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23">// javac mt9x9.java ; java mt9x9</text:p>
          <text:p text:style-name="P23"/>
          <text:p text:style-name="P23">public class mt9x9 {</text:p>
          <text:p text:style-name="P23"><text:s text:c="4"/>public static void main(String args[]) {</text:p>
          <text:p text:style-name="P23"><text:s text:c="8"/>int i,j,k; </text:p>
          <text:p text:style-name="P23"><text:s text:c="8"/>for(i=1; i&lt;=9; i+=3) {</text:p>
          <text:p text:style-name="P23"><text:s text:c="12"/>for(j=1; j&lt;=9; j++) {</text:p>
          <text:p text:style-name="P23"><text:s text:c="16"/>for(k=i; k&lt;i+3; k++)</text:p>
          <text:p text:style-name="P23"><text:s text:c="20"/>System.out.printf("%dx%d=%2d\t", k, j, k*j);</text:p>
          <text:p text:style-name="P23"><text:s text:c="16"/>System.out.println();</text:p>
          <text:p text:style-name="P23"><text:s text:c="12"/>}</text:p>
          <text:p text:style-name="P23"><text:s text:c="12"/>System.out.println();</text:p>
          <text:p text:style-name="P23"><text:s text:c="8"/>}</text:p>
          <text:p text:style-name="P23"><text:s text:c="4"/>}</text:p>
          <text:p text:style-name="P23">}</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23">#!/usr/bin/gjs</text:p>
          <text:p text:style-name="P23">// gjs mt9x9.js || ( chmod +x mt9x9.js ; ./mt9x9.js )</text:p>
          <text:p text:style-name="P23"/>
          <text:p text:style-name="P23">for(var i=1; i&lt;=9; i+=3) {</text:p>
          <text:p text:style-name="P23"><text:s text:c="4"/>for(var j=1; j&lt;=9; j++)</text:p>
          <text:p text:style-name="P23"><text:s text:c="8"/>print(</text:p>
          <text:p text:style-name="P23"><text:s text:c="12"/>[i,i+1,i+2].map(</text:p>
          <text:p text:style-name="P23"><text:s text:c="16"/>k =&gt; k+'x'+j+'='+(' '+k*j).slice(-2)</text:p>
          <text:p text:style-name="P23"><text:s text:c="12"/>).join('\t')</text:p>
          <text:p text:style-name="P23"><text:s text:c="8"/>)</text:p>
          <text:p text:style-name="P23"><text:s text:c="4"/>print()</text:p>
          <text:p text:style-name="P23">}</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 draw:text-style-name="P20" draw:layer="layout" svg:width="6.8cm" svg:height="1.759cm" svg:x="15.6cm" svg:y="4.8cm">
          <draw:text-box>
            <text:p text:style-name="P19"><text:span text:style-name="T15">JavaScript</text:span></text:p>
          </draw:text-box>
        </draw:frame>
        <draw:frame draw:style-name="gr7" draw:text-style-name="P20" draw:layer="layout" svg:width="4.6cm" svg:height="1.759cm" svg:x="5.6cm" svg:y="4.801cm">
          <draw:text-box>
            <text:p text:style-name="P19"><text:span text:style-name="T15">Java</text:span></text:p>
          </draw:text-box>
        </draw:frame>
        <presentation:notes draw:style-name="dp2">
          <office:forms form:automatic-focus="false" form:apply-design-mode="false"/>
          <draw:page-thumbnail draw:style-name="gr4" draw:layer="layout" svg:width="12.696cm" svg:height="9.522cm" svg:x="3.175cm" svg:y="1.904cm" draw:page-number="6"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7"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23">#!/usr/bin/awk -f</text:p>
          <text:p text:style-name="P23"># awk -f mt9x9.awk || ( chmod +x mt9x9.awk ; ./mt9x9.awk</text:p>
          <text:p text:style-name="P23"/>
          <text:p text:style-name="P23">BEGIN {</text:p>
          <text:p text:style-name="P23"><text:s text:c="4"/>for(i = 1; i &lt;= 9; i+=3) {</text:p>
          <text:p text:style-name="P23"><text:s text:c="8"/>for(j = 1; j &lt;= 9; j++) {</text:p>
          <text:p text:style-name="P23"><text:s text:c="12"/>for(k = i; k &lt; i+3; k++)</text:p>
          <text:p text:style-name="P23"><text:s text:c="16"/>printf("%dx%d=%2d\t", k, j, k*j)</text:p>
          <text:p text:style-name="P23"><text:s text:c="12"/>printf("\n")</text:p>
          <text:p text:style-name="P23"><text:s text:c="8"/>}</text:p>
          <text:p text:style-name="P23"><text:s text:c="8"/>printf("\n")</text:p>
          <text:p text:style-name="P23"><text:s text:c="4"/>}</text:p>
          <text:p text:style-name="P23">}</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23">// go run mt9x9.go || ( go build mt9x9.go ; ./mt9x9 )</text:p>
          <text:p text:style-name="P23"/>
          <text:p text:style-name="P23">package main</text:p>
          <text:p text:style-name="P23">import "fmt"</text:p>
          <text:p text:style-name="P23">func main() {</text:p>
          <text:p text:style-name="P23"><text:s text:c="4"/>for i:=1; i&lt;=9; i+=3 {</text:p>
          <text:p text:style-name="P23"><text:s text:c="8"/>for j:=1; j&lt;=9; j++ {</text:p>
          <text:p text:style-name="P23"><text:s text:c="12"/>for k:=i; k&lt;i+3; k++ {</text:p>
          <text:p text:style-name="P23"><text:s text:c="16"/>fmt.Printf("%dx%d=%2d\t", k, j, k*j)</text:p>
          <text:p text:style-name="P23"><text:s text:c="12"/>}</text:p>
          <text:p text:style-name="P23"><text:s text:c="12"/>println()</text:p>
          <text:p text:style-name="P23"><text:s text:c="8"/>}</text:p>
          <text:p text:style-name="P23"><text:s text:c="8"/>println()</text:p>
          <text:p text:style-name="P23"><text:s text:c="4"/>}</text:p>
          <text:p text:style-name="P23">}</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17.9cm" svg:y="4.8cm">
          <draw:text-box>
            <text:p text:style-name="P19"><text:span text:style-name="T15">Go</text:span></text:p>
          </draw:text-box>
        </draw:frame>
        <draw:frame draw:style-name="gr7" draw:text-style-name="P20" draw:layer="layout" svg:width="4.6cm" svg:height="1.759cm" svg:x="5.6cm" svg:y="4.801cm">
          <draw:text-box>
            <text:p text:style-name="P19"><text:span text:style-name="T15">AWK</text:span></text:p>
          </draw:text-box>
        </draw:frame>
        <presentation:notes draw:style-name="dp2">
          <office:forms form:automatic-focus="false" form:apply-design-mode="false"/>
          <draw:page-thumbnail draw:style-name="gr4" draw:layer="layout" svg:width="12.696cm" svg:height="9.522cm" svg:x="3.175cm" svg:y="1.904cm" draw:page-number="7" presentation:class="page"/>
          <draw:frame presentation:style-name="pr5" draw:text-style-name="P16" draw:layer="layout" svg:width="15.236cm" svg:height="11.427cm" svg:x="1.905cm" svg:y="12.065cm" presentation:class="notes">
            <draw:text-box>
              <text:p text:style-name="P22"><text:span text:style-name="T13">Sure, they do work, though a little ugly.</text:span></text:p>
              <text:p text:style-name="P22"><text:span text:style-name="T13">But, could it be written in the pure BASH script language? That is, only with keywords and built-in commands.</text:span></text:p>
              <text:p text:style-name="P22"><text:span text:style-name="T13"/></text:p>
              <text:p text:style-name="P22"><text:span text:style-name="T13">Oh, BASH is well-known with its lack of floating-point calculating, there are only limited operations for integer numbers. How do I use numbers in decimal representation?</text:span></text:p>
              <text:p text:style-name="P22"><text:span text:style-name="T13"/></text:p>
              <text:p text:style-name="P22"><text:span text:style-name="T13">What? Also need supports for complex numbers?</text:span></text:p>
            </draw:text-box>
          </draw:frame>
        </presentation:notes>
      </draw:page>
      <draw:page draw:name="page8"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23">#!/usr/bin/bash</text:p>
          <text:p text:style-name="P23"># bash mt9x9.sh || ( chmod +x mt9x9.sh ; ./mt9x9.sh )</text:p>
          <text:p text:style-name="P23"/>
          <text:p text:style-name="P23">for i in {1..9..3}; do</text:p>
          <text:p text:style-name="P23"><text:s text:c="4"/>for j in {1..9}; do</text:p>
          <text:p text:style-name="P23"><text:s text:c="8"/>for k in $i $((i+1)) $((i+2)); do</text:p>
          <text:p text:style-name="P23"><text:s text:c="12"/>printf '%dx%d=%2d\t' $k $j $((k*j))</text:p>
          <text:p text:style-name="P23"><text:s text:c="8"/>done</text:p>
          <text:p text:style-name="P23"><text:s text:c="8"/>echo</text:p>
          <text:p text:style-name="P23"><text:s text:c="4"/>done</text:p>
          <text:p text:style-name="P23"><text:s text:c="4"/>echo</text:p>
          <text:p text:style-name="P23">done</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23">#!/usr/bin/tclsh</text:p>
          <text:p text:style-name="P23"># tclsh mt9x9.tcl || ( chmod +x mt9x9.tcl ; ./mt9x9.tcl )</text:p>
          <text:p text:style-name="P23"/>
          <text:p text:style-name="P23">for {set i 1} {$i &lt;= 9} {incr i 3} {</text:p>
          <text:p text:style-name="P23"><text:s text:c="4"/>for {set j 1} {$j &lt;= 9} {incr j} {</text:p>
          <text:p text:style-name="P23"><text:s text:c="8"/>for {set k $i} {$k &lt; $i+3} {incr k} {</text:p>
          <text:p text:style-name="P23"><text:s text:c="12"/>puts -nonewline [</text:p>
          <text:p text:style-name="P23"><text:s text:c="16"/>format "%dx%d=%2d\t" $k $j [expr {$k*$j}]</text:p>
          <text:p text:style-name="P23"><text:s text:c="12"/>]</text:p>
          <text:p text:style-name="P23"><text:s text:c="8"/>}</text:p>
          <text:p text:style-name="P23"><text:s text:c="8"/>puts ""</text:p>
          <text:p text:style-name="P23"><text:s text:c="4"/>}</text:p>
          <text:p text:style-name="P23"><text:s text:c="4"/>puts ""</text:p>
          <text:p text:style-name="P23">}</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17.4cm" svg:y="4.8cm">
          <draw:text-box>
            <text:p text:style-name="P19"><text:span text:style-name="T15">TCL</text:span></text:p>
          </draw:text-box>
        </draw:frame>
        <draw:frame draw:style-name="gr7" draw:text-style-name="P20" draw:layer="layout" svg:width="4.6cm" svg:height="1.759cm" svg:x="5.3cm" svg:y="4.8cm">
          <draw:text-box>
            <text:p text:style-name="P19"><text:span text:style-name="T15">BASH</text:span></text:p>
          </draw:text-box>
        </draw:frame>
        <presentation:notes draw:style-name="dp2">
          <office:forms form:automatic-focus="false" form:apply-design-mode="false"/>
          <draw:page-thumbnail draw:style-name="gr4" draw:layer="layout" svg:width="12.696cm" svg:height="9.522cm" svg:x="3.175cm" svg:y="1.904cm" draw:page-number="8"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9"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23">#!/usr/bin/python3</text:p>
          <text:p text:style-name="P23"># python3 mt9x9.py || ( chmod +x mt9x9.py ; ./mt9x9.py )</text:p>
          <text:p text:style-name="P23"/>
          <text:p text:style-name="P23">for i in range(1, 10, 3):</text:p>
          <text:p text:style-name="P23"><text:s text:c="4"/>for j in range(1, 10):</text:p>
          <text:p text:style-name="P23"><text:s text:c="8"/>for k in range(i, i+3):</text:p>
          <text:p text:style-name="P23"><text:s text:c="12"/>print('%dx%d=%2d' % (k, j, k*j), end='\t')</text:p>
          <text:p text:style-name="P23"><text:s text:c="8"/>print()</text:p>
          <text:p text:style-name="P23"><text:s text:c="4"/>print()</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23">#!/usr/bin/logo</text:p>
          <text:p text:style-name="P23">; logo mt9x9.logo || ( chmod +x mt9x9.logo ; ./mt9x9.logo )</text:p>
          <text:p text:style-name="P23"/>
          <text:p text:style-name="P23">for [i 1 9 3] [</text:p>
          <text:p text:style-name="P23"><text:s text:c="4"/>for [j 1 9] [</text:p>
          <text:p text:style-name="P23"><text:s text:c="8"/>for [k :i :i+2] [</text:p>
          <text:p text:style-name="P23"><text:s text:c="12"/>(type :k "x :j "= form :k*:j 2 0 "| |)</text:p>
          <text:p text:style-name="P23"><text:s text:c="8"/>]</text:p>
          <text:p text:style-name="P23"><text:s text:c="8"/>(print)</text:p>
          <text:p text:style-name="P23"><text:s text:c="4"/>]</text:p>
          <text:p text:style-name="P23"><text:s text:c="4"/>(print)</text:p>
          <text:p text:style-name="P23">]</text:p>
          <text:p text:style-name="P23">bye</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17.2cm" svg:y="4.8cm">
          <draw:text-box>
            <text:p text:style-name="P19"><text:span text:style-name="T15">Logo</text:span></text:p>
          </draw:text-box>
        </draw:frame>
        <draw:frame draw:style-name="gr9" draw:text-style-name="P20" draw:layer="layout" svg:width="5.4cm" svg:height="1.759cm" svg:x="4.8cm" svg:y="4.801cm">
          <draw:text-box>
            <text:p text:style-name="P19"><text:span text:style-name="T15">Python</text:span></text:p>
          </draw:text-box>
        </draw:frame>
        <presentation:notes draw:style-name="dp2">
          <office:forms form:automatic-focus="false" form:apply-design-mode="false"/>
          <draw:page-thumbnail draw:style-name="gr4" draw:layer="layout" svg:width="12.696cm" svg:height="9.522cm" svg:x="3.175cm" svg:y="1.904cm" draw:page-number="9"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0"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23">#!/usr/bin/ruby</text:p>
          <text:p text:style-name="P23"># ruby mt9x9.rb || ( chmod +x mt9x9.rb ; ./mt9x9.rb )</text:p>
          <text:p text:style-name="P23"/>
          <text:p text:style-name="P23">for i in (1..9).step(3)</text:p>
          <text:p text:style-name="P23"><text:s text:c="4"/>for j in (1..9)</text:p>
          <text:p text:style-name="P23"><text:s text:c="8"/>(i..i+2).each{|k|</text:p>
          <text:p text:style-name="P23"><text:s text:c="12"/>print "%dx%d=%2d\t" % [k, j, k*j]</text:p>
          <text:p text:style-name="P23"><text:s text:c="8"/>}</text:p>
          <text:p text:style-name="P23"><text:s text:c="8"/>puts</text:p>
          <text:p text:style-name="P23"><text:s text:c="4"/>end</text:p>
          <text:p text:style-name="P23"><text:s text:c="4"/>puts</text:p>
          <text:p text:style-name="P23">end</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23">// rustc mt9x9.rs ; ./mt9x9</text:p>
          <text:p text:style-name="P23"/>
          <text:p text:style-name="P23">fn main() {</text:p>
          <text:p text:style-name="P23"><text:s text:c="4"/>for i in (1..10).step_by(3) {</text:p>
          <text:p text:style-name="P23"><text:s text:c="8"/>for j in 1..10 {</text:p>
          <text:p text:style-name="P23"><text:s text:c="12"/>for k in i..i+3 {</text:p>
          <text:p text:style-name="P23"><text:s text:c="16"/>print!("{}x{}={:2}\t", k, j, k*j);</text:p>
          <text:p text:style-name="P23"><text:s text:c="12"/>}</text:p>
          <text:p text:style-name="P23"><text:s text:c="12"/>println!();</text:p>
          <text:p text:style-name="P23"><text:s text:c="8"/>}</text:p>
          <text:p text:style-name="P23"><text:s text:c="8"/>println!();</text:p>
          <text:p text:style-name="P23"><text:s text:c="4"/>}</text:p>
          <text:p text:style-name="P23">}</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17.4cm" svg:y="4.8cm">
          <draw:text-box>
            <text:p text:style-name="P19"><text:span text:style-name="T15">Rust</text:span></text:p>
          </draw:text-box>
        </draw:frame>
        <draw:frame draw:style-name="gr7" draw:text-style-name="P20" draw:layer="layout" svg:width="4.6cm" svg:height="1.759cm" svg:x="5.6cm" svg:y="4.801cm">
          <draw:text-box>
            <text:p text:style-name="P19"><text:span text:style-name="T15">Ruby</text:span></text:p>
          </draw:text-box>
        </draw:frame>
        <presentation:notes draw:style-name="dp2">
          <office:forms form:automatic-focus="false" form:apply-design-mode="false"/>
          <draw:page-thumbnail draw:style-name="gr4" draw:layer="layout" svg:width="12.696cm" svg:height="9.522cm" svg:x="3.175cm" svg:y="1.904cm" draw:page-number="10" presentation:class="page"/>
          <draw:frame presentation:style-name="pr5" draw:text-style-name="P16" draw:layer="layout" svg:width="15.236cm" svg:height="11.427cm" svg:x="1.905cm" svg:y="12.065cm" presentation:class="notes">
            <draw:text-box>
              <text:p text:style-name="P22"><text:span text:style-name="T13">Sure, they do work, though a little ugly.</text:span></text:p>
              <text:p text:style-name="P22"><text:span text:style-name="T13">But, could it be written in the pure BASH script language? That is, only with keywords and built-in commands.</text:span></text:p>
              <text:p text:style-name="P22"><text:span text:style-name="T13"/></text:p>
              <text:p text:style-name="P22"><text:span text:style-name="T13">Oh, BASH is well-known with its lack of floating-point calculating, there are only limited operations for integer numbers. How do I use numbers in decimal representation?</text:span></text:p>
              <text:p text:style-name="P22"><text:span text:style-name="T13"/></text:p>
              <text:p text:style-name="P22"><text:span text:style-name="T13">What? Also need supports for complex numbers?</text:span></text:p>
            </draw:text-box>
          </draw:frame>
        </presentation:notes>
      </draw:page>
      <draw:page draw:name="page11"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25" draw:layer="layout" svg:width="11.2cm" svg:height="11.4cm" svg:x="1.2cm" svg:y="6.8cm">
          <text:p text:style-name="P24">#!/usr/bin/guile -s</text:p>
          <text:p text:style-name="P24">!#</text:p>
          <text:p text:style-name="P24">; guile mt9x9.scm || ( chmod +x mt9x9.scm ; ./mt9x9.scm )</text:p>
          <text:p text:style-name="P24"/>
          <text:p text:style-name="P24">(use-modules (ice-9 format))</text:p>
          <text:p text:style-name="P24">(for-each</text:p>
          <text:p text:style-name="P24"><text:s text:c="4"/>(lambda (i)</text:p>
          <text:p text:style-name="P24"><text:s text:c="8"/>(for-each</text:p>
          <text:p text:style-name="P24"><text:s text:c="12"/>(lambda (j)</text:p>
          <text:p text:style-name="P24"><text:s text:c="16"/>(for-each</text:p>
          <text:p text:style-name="P24"><text:s text:c="20"/>(lambda (k)</text:p>
          <text:p text:style-name="P24"><text:s text:c="25"/>(format #t "~dx~d=~2d~c" k j (* k j) #\tab))</text:p>
          <text:p text:style-name="P24"><text:s text:c="20"/>(list i (+ i 1) (+ i 2)))</text:p>
          <text:p text:style-name="P24"><text:s text:c="16"/>(newline))</text:p>
          <text:p text:style-name="P24"><text:s text:c="12"/>'(1 2 3 4 5 6 7 8 9))</text:p>
          <text:p text:style-name="P24"><text:s text:c="8"/>(newline))</text:p>
          <text:p text:style-name="P24"><text:s text:c="4"/>'(1 4 7))</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5" draw:layer="layout" svg:width="11.2cm" svg:height="11.4cm" svg:x="13.2cm" svg:y="6.8cm">
          <text:p text:style-name="P24">%!PS</text:p>
          <text:p text:style-name="P24">% gs -q -dNODISPLAY -dBATCH mt9x9.ps</text:p>
          <text:p text:style-name="P24"/>
          <text:p text:style-name="P24">1 3 9 {</text:p>
          <text:p text:style-name="P24"><text:s text:c="4"/>/i exch def</text:p>
          <text:p text:style-name="P24"><text:s text:c="4"/>1 1 9 {</text:p>
          <text:p text:style-name="P24"><text:s text:c="8"/>/j exch def</text:p>
          <text:p text:style-name="P24"><text:s text:c="8"/>i 1 i 2 add {</text:p>
          <text:p text:style-name="P24"><text:s text:c="12"/>/k exch def</text:p>
          <text:p text:style-name="P24"><text:s text:c="12"/>k 1 string cvs print (x) print</text:p>
          <text:p text:style-name="P24"><text:s text:c="12"/>j 1 string cvs print (=) print</text:p>
          <text:p text:style-name="P24"><text:s text:c="12"/>k j mul dup 10 lt {</text:p>
          <text:p text:style-name="P24"><text:s text:c="16"/>( ) print</text:p>
          <text:p text:style-name="P24"><text:s text:c="12"/>} if 2 string cvs print ( <text:s text:c="7"/>) print</text:p>
          <text:p text:style-name="P24"><text:s text:c="8"/>} for () =</text:p>
          <text:p text:style-name="P24"><text:s text:c="4"/>} for () =</text:p>
          <text:p text:style-name="P24">} for</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0" draw:text-style-name="P20" draw:layer="layout" svg:width="7.2cm" svg:height="1.759cm" svg:x="15.6cm" svg:y="4.8cm">
          <draw:text-box>
            <text:p text:style-name="P19"><text:span text:style-name="T15">PostScript</text:span></text:p>
          </draw:text-box>
        </draw:frame>
        <draw:frame draw:style-name="gr9" draw:text-style-name="P20" draw:layer="layout" svg:width="5.4cm" svg:height="1.759cm" svg:x="4.6cm" svg:y="4.801cm">
          <draw:text-box>
            <text:p text:style-name="P19"><text:span text:style-name="T15">Scheme</text:span></text:p>
          </draw:text-box>
        </draw:frame>
        <presentation:notes draw:style-name="dp2">
          <office:forms form:automatic-focus="false" form:apply-design-mode="false"/>
          <draw:page-thumbnail draw:style-name="gr4" draw:layer="layout" svg:width="12.696cm" svg:height="9.522cm" svg:x="3.175cm" svg:y="1.904cm" draw:page-number="11"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2" draw:style-name="dp1" draw:master-page-name="資訊未來大自由_5f_內頁_5f_"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Reference</text:span></text:p>
          </draw:text-box>
        </draw:frame>
        <draw:frame presentation:style-name="pr6" draw:text-style-name="P13" draw:layer="layout" svg:width="24cm" svg:height="13.2cm" svg:x="1cm" svg:y="5.5cm" presentation:class="outline" presentation:user-transformed="true">
          <draw:text-box>
            <text:list text:style-name="L4">
              <text:list-item>
                <text:p text:style-name="P11"><text:span text:style-name="T7">Project at Github</text:span></text:p>
                <text:p text:style-name="P12"><text:span text:style-name="T16">&lt;https://github.com/bluebat/mt9x9&gt;</text:span></text:p>
              </text:list-item>
              <text:list-item>
                <text:p text:style-name="P11"><text:span text:style-name="T11">Rosetta Code</text:span></text:p>
                <text:p text:style-name="P12"><text:span text:style-name="T8">&lt;https://www.rosettacode.org/wiki/Multiplication_tables&gt;</text:span></text:p>
              </text:list-item>
            </text:list>
          </draw:text-box>
        </draw:frame>
        <presentation:notes draw:style-name="dp2">
          <draw:page-thumbnail draw:style-name="gr4" draw:layer="layout" svg:width="12.696cm" svg:height="9.522cm" svg:x="3.175cm" svg:y="1.904cm" draw:page-number="12"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3" draw:style-name="dp1" draw:master-page-name="資訊未來大自由_5f_封底" presentation:presentation-page-layout-name="AL1T0" presentation:use-date-time-name="dtd1">
        <office:forms form:automatic-focus="false" form:apply-design-mode="false"/>
        <draw:frame presentation:style-name="pr7" draw:text-style-name="P27" draw:layer="layout" svg:width="10.508cm" svg:height="3.176cm" svg:x="4.913cm" svg:y="4.525cm" presentation:class="title" presentation:user-transformed="true">
          <draw:text-box>
            <text:p text:style-name="P26"><text:span text:style-name="T17">Thank you!</text:span></text:p>
          </draw:text-box>
        </draw:frame>
        <draw:custom-shape draw:style-name="gr2" draw:text-style-name="P29" draw:layer="layout" svg:width="14.9cm" svg:height="0.896cm" svg:x="10.221cm" svg:y="17.936cm">
          <text:p text:style-name="P28"><text:span text:style-name="T4">Slides Template</text:span><text:span text:style-name="T4">：資訊未來大自由 </text:span><text:span text:style-name="T4">by Eric Sun</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13" presentation:class="page"/>
          <draw:frame presentation:style-name="pr8" draw:text-style-name="P30" draw:layer="layout" svg:width="15.239cm" svg:height="11.43cm" svg:x="1.905cm" svg:y="12.065cm" presentation:class="notes" presentation:user-transformed="true">
            <draw:text-box>
              <text:p text:style-name="P11"><text:span text:style-name="T18">以上是我今天的心得分享，謝謝各位。</text:span></text:p>
              <text:p text:style-name="P11"><text:span text:style-name="T5"/></text:p>
              <text:p text:style-name="P11"><text:span text:style-name="T5">如果有任何的建議或問題，歡迎提出來共同討論。</text:span></text:p>
              <text:p text:style-name="P11"><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DejaVu Sans Mono" svg:font-family="'DejaVu Sans Mono'" style:font-family-generic="modern" style:font-pitch="fixed"/>
    <style:font-face style:name="Liberation Mono" svg:font-family="'Liberation Mono', 'Courier New'" style:font-family-generic="modern" style:font-pitch="fixed"/>
    <style:font-face style:name="方正楷體" svg:font-family="方正楷體" style:font-family-generic="script" style:font-pitch="fixed"/>
    <style:font-face style:name="標楷體" svg:font-family="標楷體" style:font-family-generic="script" style:font-pitch="fixed"/>
    <style:font-face style:name="標楷體1" svg:font-family="標楷體" style:font-adornments="標準" style:font-family-generic="script" style:font-pitch="fixed"/>
    <style:font-face style:name="AR PL Mingti2L Big5" svg:font-family="'AR PL Mingti2L Big5'" style:font-pitch="variable"/>
    <style:font-face style:name="Arial" svg:font-family="Arial" style:font-pitch="variable"/>
    <style:font-face style:name="MingLiU" svg:font-family="MingLiU" style:font-pitch="variable"/>
    <style:font-face style:name="TW Sung" svg:font-family="'TW Sung'" style:font-pitch="variable"/>
    <style:font-face style:name="Tahoma" svg:font-family="Tahoma" style:font-pitch="variable"/>
    <style:font-face style:name="全字庫正宋體" svg:font-family="全字庫正宋體" style:font-pitch="variable"/>
    <style:font-face style:name="全字庫正楷體" svg:font-family="全字庫正楷體" style:font-pitch="variable"/>
    <style:font-face style:name="思源宋體 TW Heavy" svg:font-family="'思源宋體 TW Heavy'" style:font-pitch="variable"/>
    <style:font-face style:name="思源黑體 TW Regular" svg:font-family="'思源黑體 TW Regular'" style:font-pitch="variable"/>
    <style:font-face style:name="方正明體" svg:font-family="方正明體" style:font-pitch="variable"/>
    <style:font-face style:name="Arial2" svg:font-family="Arial"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1" svg:font-family="Arial" style:font-adornments="粗體" style:font-family-generic="swiss" style:font-pitch="variable"/>
    <style:font-face style:name="PT Sans Narrow" svg:font-family="'PT Sans Narrow'" style:font-family-generic="swiss" style:font-pitch="variable"/>
    <style:font-face style:name="Lohit Devanagari1" svg:font-family="'Lohit Devanagari'" style:font-family-generic="system" style:font-pitch="variable"/>
    <style:font-face style:name="思源黑體 TW Regular1" svg:font-family="'思源黑體 TW Regular'" style:font-family-generic="system" style:font-pitch="variable"/>
  </office:font-face-decls>
  <office:styles>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 style:font-family-asian="'Lohit Devanagari'"/>
    </style:style>
    <style:style style:name="圖表標示"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 fo:font-family="全字庫正宋體" style:font-pitch="variable" fo:font-size="32pt" fo:font-style="normal" fo:text-shadow="none" style:text-underline-style="none" fo:font-weight="bold" style:font-name-asian="全字庫正宋體"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bold" style:font-name-asian="標楷體"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fo:font-family="Arial" style:font-family-generic="swiss" style:font-pitch="variable" fo:color="#a8190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 fo:font-family="全字庫正楷體" style:font-pitch="variable" fo:font-size="40pt" fo:font-style="normal" fo:text-shadow="1pt 1pt" style:text-underline-style="none" fo:font-weight="bold" style:font-name-asian="全字庫正楷體"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2"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font-name-asian="標楷體1"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44pt" fo:font-style="normal" fo:text-shadow="none" style:text-underline-style="none" fo:font-weight="normal" style:font-name-asian="標楷體1"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fo:font-family="Arial" style:font-family-generic="swiss" style:font-pitch="variable" fo:color="#ffffff" fo:font-size="100%"/>
          </text:list-level-style-bullet>
          <text:list-level-style-bullet text:level="2" text:bullet-char="–">
            <style:list-level-properties text:space-before="1.27cm" text:min-label-width="0.789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 fo:font-family="標楷體" style:font-family-generic="script" style:font-pitch="fixed" fo:font-size="18pt" fo:font-style="normal" fo:text-shadow="none" style:text-underline-style="none" fo:font-weight="normal" style:font-name-asian="標楷體"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fo:font-family="Arial" style:font-family-generic="swiss" style:font-pitch="variable" fo:color="#a8190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 fo:font-family="方正楷體" style:font-family-generic="script" style:font-pitch="fixed" fo:font-size="48pt" fo:font-style="normal" fo:text-shadow="none" style:text-underline-style="none" fo:font-weight="bold" style:font-name-asian="方正楷體" style:font-family-asian="方正楷體" style:font-family-generic-asian="script" style:font-pitch-asian="fixed" style:font-size-asian="48pt" style:font-style-asian="normal" style:font-weight-asian="normal" style:font-name-complex="方正楷體"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_5f_-background" style:display-name="資訊未來大自由_內頁_-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_5f_-backgroundobjects" style:display-name="資訊未來大自由_內頁_-backgroundobjects" style:family="presentation">
      <style:graphic-properties draw:shadow="hidden" draw:shadow-offset-x="0.3cm" draw:shadow-offset-y="0.3cm" draw:shadow-color="#808080">
        <text:list-style style:name="資訊未來大自由_5f_內頁_5f_-backgroundobjects" style:display-name="資訊未來大自由_內頁_-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_5f_-notes" style:display-name="資訊未來大自由_內頁_-notes" style:family="presentation">
      <style:graphic-properties draw:stroke="none" draw:fill="none">
        <text:list-style style:name="資訊未來大自由_5f_內頁_5f_-notes" style:display-name="資訊未來大自由_內頁_-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方正明體" style:font-family-asian="方正明體"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資訊未來大自由_5f_內頁_5f_-outline1" style:display-name="資訊未來大自由_內頁_-outline1" style:family="presentation">
      <style:graphic-properties draw:stroke="none" draw:fill="none">
        <text:list-style style:name="資訊未來大自由_5f_內頁_5f_-outline1" style:display-name="資訊未來大自由_內頁_-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 fo:font-family="全字庫正宋體" style:font-pitch="variable" fo:font-size="32pt" fo:font-style="normal" fo:text-shadow="none" style:text-underline-style="none" fo:font-weight="bold" style:font-name-asian="全字庫正宋體"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outline2" style:display-name="資訊未來大自由_內頁_-outline2" style:family="presentation" style:parent-style-name="資訊未來大自由_5f_內頁_5f_-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bold" style:font-name-asian="標楷體"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_5f_-outline3" style:display-name="資訊未來大自由_內頁_-outline3" style:family="presentation" style:parent-style-name="資訊未來大自由_5f_內頁_5f_-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4" style:display-name="資訊未來大自由_內頁_-outline4" style:family="presentation" style:parent-style-name="資訊未來大自由_5f_內頁_5f_-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5" style:display-name="資訊未來大自由_內頁_-outline5" style:family="presentation" style:parent-style-name="資訊未來大自由_5f_內頁_5f_-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6" style:display-name="資訊未來大自由_內頁_-outline6" style:family="presentation" style:parent-style-name="資訊未來大自由_5f_內頁_5f_-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7" style:display-name="資訊未來大自由_內頁_-outline7" style:family="presentation" style:parent-style-name="資訊未來大自由_5f_內頁_5f_-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8" style:display-name="資訊未來大自由_內頁_-outline8" style:family="presentation" style:parent-style-name="資訊未來大自由_5f_內頁_5f_-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9" style:display-name="資訊未來大自由_內頁_-outline9" style:family="presentation" style:parent-style-name="資訊未來大自由_5f_內頁_5f_-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subtitle" style:display-name="資訊未來大自由_內頁_-subtitle" style:family="presentation">
      <style:graphic-properties draw:stroke="none" draw:fill="none" draw:textarea-vertical-align="middle">
        <text:list-style style:name="資訊未來大自由_5f_內頁_5f_-subtitle" style:display-name="資訊未來大自由_內頁_-subtitle">
          <text:list-level-style-bullet text:level="1" text:bullet-char="•">
            <style:list-level-properties/>
            <style:text-properties fo:font-family="Arial" style:font-family-generic="swiss" style:font-pitch="variable" fo:color="#a8190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title" style:display-name="資訊未來大自由_內頁_-title" style:family="presentation">
      <style:graphic-properties draw:stroke="none" draw:fill="none" draw:textarea-vertical-align="middle">
        <text:list-style style:name="資訊未來大自由_5f_內頁_5f_-title" style:display-name="資訊未來大自由_內頁_-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 fo:font-family="全字庫正楷體" style:font-pitch="variable" fo:font-size="40pt" fo:font-style="normal" fo:text-shadow="1pt 1pt" style:text-underline-style="none" fo:font-weight="bold" style:font-name-asian="全字庫正楷體"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11"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12"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3"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style>
    <style:style style:name="Mpr11" style:family="presentation" style:parent-style-name="資訊未來大自由_5f_封底-outline1">
      <style:graphic-properties draw:fill-color="#ffffff" draw:auto-grow-height="false" fo:min-height="12.573cm"/>
    </style:style>
    <style:style style:name="Mpr12" style:family="presentation" style:parent-style-name="資訊未來大自由_5f_封底-backgroundobjects">
      <style:graphic-properties draw:stroke="none" draw:fill="none" draw:fill-color="#ffffff" draw:auto-grow-height="false" fo:min-height="1.314cm"/>
    </style:style>
    <style:style style:name="Mpr13" style:family="presentation" style:parent-style-name="資訊未來大自由_5f_封底-backgroundobjects">
      <style:graphic-properties draw:stroke="none" draw:fill="none" draw:fill-color="#ffffff" draw:auto-grow-height="false" fo:min-height="1.27cm"/>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3" style:family="presentation" style:parent-style-name="資訊未來大自由_5f_內頁_5f_-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4" style:family="presentation" style:parent-style-name="資訊未來大自由_5f_內頁_5f_-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25" style:family="presentation" style:parent-style-name="資訊未來大自由_5f_內頁_5f_-backgroundobjects">
      <style:graphic-properties draw:stroke="none" draw:fill="solid" draw:fill-color="#ffffff" draw:textarea-horizontal-align="center" draw:textarea-vertical-align="middle"/>
    </style:style>
    <style:style style:name="Mpr26" style:family="presentation" style:parent-style-name="資訊未來大自由_5f_內頁_5f_-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27" style:family="presentation" style:parent-style-name="資訊未來大自由_5f_內頁_5f_-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8" style:family="presentation" style:parent-style-name="資訊未來大自由_5f_內頁_5f_-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9" style:family="presentation" style:parent-style-name="資訊未來大自由_5f_內頁_5f_-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30" style:family="presentation" style:parent-style-name="資訊未來大自由_5f_內頁_5f_-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077fb7" draw:fill-gradient-name="彩色圖案_20_a3"/>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ffffff"/>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1" style:family="paragraph">
      <loext:graphic-properties draw:fill="solid" draw:fill-color="#ffffff"/>
      <style:paragraph-properties style:writing-mode="lr-tb"/>
    </style:style>
    <style:style style:name="MP12" style:family="paragraph">
      <loext:graphic-properties draw:fill="none" draw:fill-color="#ffffff"/>
      <style:paragraph-properties style:writing-mode="lr-tb"/>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center"/>
    </style:style>
    <style:style style:name="MP15" style:family="paragraph">
      <loext:graphic-properties draw:fill="none" draw:fill-color="#ffffff"/>
      <style:paragraph-properties fo:margin-left="0cm" fo:margin-right="0cm" fo:text-indent="0cm" style:writing-mode="lr-tb"/>
    </style:style>
    <style:style style:name="MP16" style:family="paragraph">
      <loext:graphic-properties draw:fill="solid" draw:fill-color="#c0c0c0"/>
      <style:paragraph-properties style:writing-mode="lr-tb"/>
    </style:style>
    <style:style style:name="MP17" style:family="paragraph">
      <style:paragraph-properties fo:margin-left="0cm" fo:margin-right="0cm" fo:line-height="100%" fo:text-indent="0cm" style:line-break="strict" style:writing-mode="lr-tb"/>
      <style:text-properties fo:font-size="14pt" style:font-size-asian="14pt" style:font-size-complex="14pt"/>
    </style:style>
    <style:style style:name="MP18"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19"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0"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1" style:family="paragraph">
      <loext:graphic-properties draw:fill="gradient" draw:fill-gradient-name="彩色圖案_20_a6"/>
    </style:style>
    <style:style style:name="MP22" style:family="paragraph">
      <loext:graphic-properties draw:fill-color="#ffffff"/>
      <style:paragraph-properties fo:margin-left="0cm" fo:margin-right="0cm" fo:text-indent="0cm"/>
    </style:style>
    <style:style style:name="MP23" style:family="paragraph">
      <style:paragraph-properties fo:margin-left="1.2cm" fo:margin-right="0cm" fo:text-indent="-0.9cm"/>
    </style:style>
    <style:style style:name="MP24"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25" style:family="paragraph">
      <loext:graphic-properties draw:fill-color="#ffffff"/>
      <style:paragraph-properties fo:margin-left="1.2cm" fo:margin-right="0cm" fo:text-indent="0cm"/>
    </style:style>
    <style:style style:name="MP26" style:family="paragraph">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9" style:family="paragraph">
      <style:paragraph-properties fo:margin-left="0cm" fo:margin-right="0cm" fo:text-align="end" fo:text-indent="0cm"/>
      <style:text-properties fo:font-size="14pt" style:font-size-asian="14pt" style:font-size-complex="14pt"/>
    </style:style>
    <style:style style:name="MP30" style:family="paragraph">
      <loext:graphic-properties draw:fill="gradient" draw:fill-color="#b7e5fa" draw:fill-gradient-name="彩色圖案_20_a5"/>
    </style:style>
    <style:style style:name="MP31" style:family="paragraph">
      <loext:graphic-properties draw:fill="gradient" draw:fill-color="#b7e5fa" draw:fill-gradient-name="彩色圖案_20_a3"/>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1"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1"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1"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2"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fo:font-family="Arial" style:font-family-generic="swiss" style:font-pitch="variable" fo:color="#ffffff" fo:font-size="100%"/>
      </text:list-level-style-bullet>
      <text:list-level-style-bullet text:level="2" text:bullet-char="–">
        <style:list-level-properties text:space-before="1.27cm" text:min-label-width="0.789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11</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0" draw:layer="backgroundobjects" svg:width="1.689cm" svg:height="1.32cm" svg:x="23.071cm" svg:y="16.932cm" presentation:class="page-number">
        <draw:text-box>
          <text:p text:style-name="MP9"><text:span text:style-name="MT5"><text:page-number>11</text:page-number></text:span></text:p>
        </draw:text-box>
      </draw:frame>
      <draw:custom-shape draw:style-name="Mgr4" draw:text-style-name="MP11" draw:layer="backgroundobjects" svg:width="25.4cm" svg:height="0.154cm" svg:x="0cm" svg:y="0.269cm">
        <text:p/>
        <draw:enhanced-geometry svg:viewBox="0 0 21600 21600" draw:type="rectangle" draw:enhanced-path="M 0 0 L 21600 0 21600 21600 0 21600 0 0 Z N"/>
      </draw:custom-shape>
      <draw:custom-shape draw:style-name="Mgr5"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9C653E6BF93F15C5.png" xlink:type="simple" xlink:show="embed" xlink:actuate="onLoad">
          <text:p/>
        </draw:image>
      </draw:frame>
      <draw:rect presentation:style-name="Mpr3"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D89AAEE1FDACD2AF.png" xlink:type="simple" xlink:show="embed" xlink:actuate="onLoad">
          <text:p/>
        </draw:image>
      </draw:frame>
      <draw:frame draw:style-name="Mgr6" draw:text-style-name="MP13" draw:layer="backgroundobjects" svg:width="1.736cm" svg:height="0.715cm" svg:x="21.9cm" svg:y="1.6cm">
        <draw:image xlink:href="Pictures/1000020100000061000000285D3355C147C1C71B.png" xlink:type="simple" xlink:show="embed" xlink:actuate="onLoad">
          <text:p/>
        </draw:image>
      </draw:frame>
      <draw:frame draw:style-name="Mgr6" draw:text-style-name="MP13" draw:layer="backgroundobjects" svg:width="1.5cm" svg:height="0.618cm" svg:x="23.2cm" svg:y="2.7cm">
        <draw:image xlink:href="Pictures/1000020100000061000000285D3355C147C1C71B.png" xlink:type="simple" xlink:show="embed" xlink:actuate="onLoad">
          <text:p/>
        </draw:image>
      </draw:frame>
      <draw:frame presentation:style-name="Mpr4" draw:text-style-name="MP15" draw:layer="backgroundobjects" svg:width="23.8cm" svg:height="1.677cm" svg:x="1cm" svg:y="1.458cm" presentation:class="title">
        <draw:text-box>
          <text:p text:style-name="MP1">請按一下鼠標，編輯標題文的格式。</text:p>
        </draw:text-box>
      </draw:frame>
      <draw:custom-shape draw:style-name="Mgr7"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5D3355C147C1C71B.png" xlink:type="simple" xlink:show="embed" xlink:actuate="onLoad">
          <text:p/>
        </draw:image>
      </draw:frame>
      <presentation:notes style:page-layout-name="PM2">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8" draw:layer="backgroundobjects" svg:width="8.251cm" svg:height="1.267cm" svg:x="-0.001cm" svg:y="0cm" presentation:class="header">
          <draw:text-box>
            <text:p text:style-name="MP17"><text:span text:style-name="MT6"><presentation:header/></text:span></text:p>
          </draw:text-box>
        </draw:frame>
        <draw:frame presentation:style-name="Mpr6"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8" draw:layer="backgroundobjects" svg:width="8.251cm" svg:height="1.266cm" svg:x="-0.001cm" svg:y="24.124cm" presentation:class="footer">
          <draw:text-box>
            <text:p text:style-name="MP17"><text:span text:style-name="MT6"><presentation:footer/></text:span></text:p>
          </draw:text-box>
        </draw:frame>
        <draw:frame presentation:style-name="Mpr8" draw:text-style-name="MP20" draw:layer="backgroundobjects" svg:width="8.25cm" svg:height="1.266cm" svg:x="10.791cm" svg:y="24.124cm" presentation:class="page-number">
          <draw:text-box>
            <text:p text:style-name="MP19"><text:span text:style-name="MT6"><text:page-number>11</text:page-number></text:span></text:p>
          </draw:text-box>
        </draw:frame>
      </presentation:notes>
    </style:master-page>
    <style:master-page style:name="資訊未來大自由_5f_封底" style:display-name="資訊未來大自由_封底" style:page-layout-name="PM1" draw:style-name="Mdp2">
      <draw:rect presentation:style-name="Mpr9" draw:text-style-name="MP21" draw:layer="backgroundobjects" svg:width="25.4cm" svg:height="8cm" svg:x="0cm" svg:y="0cm">
        <text:p/>
      </draw:rect>
      <draw:frame presentation:style-name="Mpr10" draw:text-style-name="MP22" draw:layer="backgroundobjects" svg:width="22.859cm" svg:height="3.18cm" svg:x="1.27cm" svg:y="0.76cm" presentation:class="title">
        <draw:text-box>
          <text:p text:style-name="MP1">請按一下鼠標，編輯標題文的格式。</text:p>
        </draw:text-box>
      </draw:frame>
      <draw:frame presentation:style-name="Mpr11" draw:text-style-name="MP25" draw:layer="backgroundobjects" svg:width="22.859cm" svg:height="12.572cm" svg:x="1.27cm" svg:y="4.457cm" presentation:class="outline">
        <draw:text-box>
          <text:list text:style-name="ML7">
            <text:list-item>
              <text:p text:style-name="MP23">請按鼠標，編輯大綱文字格式。</text:p>
              <text:list>
                <text:list-item>
                  <text:p text:style-name="MP24"><text:span text:style-name="MT7">第二個大綱級</text:span></text:p>
                  <text:list>
                    <text:list-item>
                      <text:p text:style-name="MP24"><text:span text:style-name="MT7">第三個大綱級</text:span></text:p>
                      <text:list>
                        <text:list-item>
                          <text:p text:style-name="MP24"><text:span text:style-name="MT7">第四個大綱級</text:span></text:p>
                          <text:list>
                            <text:list-item>
                              <text:p text:style-name="MP24"><text:span text:style-name="MT7">第五個大綱級</text:span></text:p>
                              <text:list>
                                <text:list-item>
                                  <text:p text:style-name="MP24"><text:span text:style-name="MT7">第六個大綱級</text:span></text:p>
                                  <text:list>
                                    <text:list-item>
                                      <text:p text:style-name="MP24"><text:span text:style-name="MT7">第七個大綱</text:span><text:span text:style-name="MT7">級</text:span></text:p>
                                      <text:list>
                                        <text:list-item>
                                          <text:p text:style-name="MP24"><text:span text:style-name="MT7">第八個</text:span><text:span text:style-name="MT7">大綱級</text:span></text:p>
                                          <text:list>
                                            <text:list-item>
                                              <text:p text:style-name="MP24"><text:span text:style-name="MT7">第</text:span><text:span text:style-name="MT7">九</text:span><text:span text:style-name="MT7">個</text:span><text:span text:style-name="MT7">大</text:span><text:span text:style-name="MT7">綱</text:span><text:span text:style-name="MT7">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6"><text:span text:style-name="MT1"><presentation:date-time/></text:span></text:p>
        </draw:text-box>
      </draw:frame>
      <draw:frame presentation:style-name="Mpr12" draw:text-style-name="MP28" draw:layer="backgroundobjects" svg:width="8.05cm" svg:height="1.313cm" svg:x="8.686cm" svg:y="17.354cm" presentation:class="footer">
        <draw:text-box>
          <text:p text:style-name="MP2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29"><text:span text:style-name="MT1"><text:page-number>11</text:page-number></text:span></text:p>
        </draw:text-box>
      </draw:frame>
      <presentation:notes style:page-layout-name="PM2">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6"><text:span text:style-name="MT1"><presentation:header/></text:span></text:p>
          </draw:text-box>
        </draw:frame>
        <draw:frame presentation:style-name="Mpr13" draw:text-style-name="MP4" draw:layer="backgroundobjects" svg:width="8.266cm" svg:height="1.269cm" svg:x="10.783cm" svg:y="0cm" presentation:class="date-time">
          <draw:text-box>
            <text:p text:style-name="MP29"><text:span text:style-name="MT1"><presentation:date-time/></text:span></text:p>
          </draw:text-box>
        </draw:frame>
        <draw:frame presentation:style-name="Mpr14" draw:text-style-name="MP2" draw:layer="backgroundobjects" svg:width="8.266cm" svg:height="1.269cm" svg:x="0cm" svg:y="24.13cm" presentation:class="footer">
          <draw:text-box>
            <text:p text:style-name="MP26"><text:span text:style-name="MT1"><presentation:footer/></text:span></text:p>
          </draw:text-box>
        </draw:frame>
        <draw:frame presentation:style-name="Mpr14" draw:text-style-name="MP4" draw:layer="backgroundobjects" svg:width="8.266cm" svg:height="1.269cm" svg:x="10.783cm" svg:y="24.13cm" presentation:class="page-number">
          <draw:text-box>
            <text:p text:style-name="MP29"><text:span text:style-name="MT1"><text:page-number>11</text:page-number></text:span></text:p>
          </draw:text-box>
        </draw:frame>
      </presentation:notes>
    </style:master-page>
    <style:master-page style:name="資訊未來大自由_5f_封面" style:display-name="資訊未來大自由_封面" style:page-layout-name="PM1" draw:style-name="Mdp1">
      <draw:rect presentation:style-name="Mpr15" draw:text-style-name="MP30" draw:layer="backgroundobjects" svg:width="25.4cm" svg:height="6.5cm" svg:x="0cm" svg:y="9cm">
        <text:p/>
      </draw:rect>
      <draw:rect presentation:style-name="Mpr16" draw:text-style-name="MP31" draw:layer="backgroundobjects" svg:width="25.4cm" svg:height="9cm" svg:x="0cm" svg:y="0cm">
        <text:p/>
      </draw:rect>
      <draw:frame presentation:style-name="Mpr17" draw:text-style-name="MP15"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3" draw:layer="backgroundobjects" svg:width="25.4cm" svg:height="13.05cm" svg:x="0cm" svg:y="6cm">
        <draw:image xlink:href="Pictures/10000201000003200000019807649F5BED7FE9EA.png" xlink:type="simple" xlink:show="embed" xlink:actuate="onLoad">
          <text:p/>
        </draw:image>
      </draw:frame>
      <draw:frame draw:style-name="Mgr6" draw:text-style-name="MP13" draw:layer="backgroundobjects" svg:width="2.736cm" svg:height="1.127cm" svg:x="15.5cm" svg:y="9.5cm">
        <draw:image xlink:href="Pictures/1000020100000061000000285D3355C147C1C71B.png" xlink:type="simple" xlink:show="embed" xlink:actuate="onLoad">
          <text:p/>
        </draw:image>
      </draw:frame>
      <draw:frame draw:style-name="Mgr6" draw:text-style-name="MP13" draw:layer="backgroundobjects" svg:width="2cm" svg:height="0.824cm" svg:x="20cm" svg:y="11.676cm">
        <draw:image xlink:href="Pictures/1000020100000061000000285D3355C147C1C71B.png" xlink:type="simple" xlink:show="embed" xlink:actuate="onLoad">
          <text:p/>
        </draw:image>
      </draw:frame>
      <draw:frame draw:style-name="Mgr6" draw:text-style-name="MP13" draw:layer="backgroundobjects" svg:width="2.433cm" svg:height="1.002cm" svg:x="15.5cm" svg:y="11.998cm">
        <draw:image xlink:href="Pictures/1000020100000061000000285D3355C147C1C71B.png" xlink:type="simple" xlink:show="embed" xlink:actuate="onLoad">
          <text:p/>
        </draw:image>
      </draw:frame>
      <presentation:notes style:page-layout-name="PM2">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8" draw:layer="backgroundobjects" svg:width="8.251cm" svg:height="1.267cm" svg:x="-0.001cm" svg:y="0cm" presentation:class="header" presentation:user-transformed="true">
          <draw:text-box>
            <text:p text:style-name="MP17"><text:span text:style-name="MT6"><presentation:header/></text:span></text:p>
          </draw:text-box>
        </draw:frame>
        <draw:frame presentation:style-name="Mpr20" draw:text-style-name="MP20" draw:layer="backgroundobjects" svg:width="8.25cm" svg:height="1.267cm" svg:x="10.791cm" svg:y="0cm" presentation:class="date-time" presentation:user-transformed="true">
          <draw:text-box>
            <text:p text:style-name="MP19"><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8" draw:layer="backgroundobjects" svg:width="8.251cm" svg:height="1.266cm" svg:x="-0.001cm" svg:y="24.124cm" presentation:class="footer" presentation:user-transformed="true">
          <draw:text-box>
            <text:p text:style-name="MP17"><text:span text:style-name="MT6"><presentation:footer/></text:span></text:p>
          </draw:text-box>
        </draw:frame>
        <draw:frame presentation:style-name="Mpr22" draw:text-style-name="MP20" draw:layer="backgroundobjects" svg:width="8.25cm" svg:height="1.266cm" svg:x="10.791cm" svg:y="24.124cm" presentation:class="page-number" presentation:user-transformed="true">
          <draw:text-box>
            <text:p text:style-name="MP19"><text:span text:style-name="MT6"><text:page-number>11</text:page-number></text:span></text:p>
          </draw:text-box>
        </draw:frame>
      </presentation:notes>
    </style:master-page>
    <style:master-page style:name="資訊未來大自由_5f_內頁_5f_" style:display-name="資訊未來大自由_內頁_" style:page-layout-name="PM1" draw:style-name="Mdp1">
      <office:forms form:automatic-focus="false" form:apply-design-mode="false"/>
      <draw:custom-shape draw:style-name="Mgr9"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23"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4" draw:text-style-name="MP10" draw:layer="backgroundobjects" svg:width="1.689cm" svg:height="1.32cm" svg:x="23.071cm" svg:y="16.932cm" presentation:class="page-number">
        <draw:text-box>
          <text:p text:style-name="MP9"><text:span text:style-name="MT5"><text:page-number>11</text:page-number></text:span></text:p>
        </draw:text-box>
      </draw:frame>
      <draw:custom-shape draw:style-name="Mgr10" draw:text-style-name="MP11" draw:layer="backgroundobjects" svg:width="25.4cm" svg:height="0.154cm" svg:x="0cm" svg:y="0.269cm">
        <text:p/>
        <draw:enhanced-geometry svg:viewBox="0 0 21600 21600" draw:type="rectangle" draw:enhanced-path="M 0 0 L 21600 0 21600 21600 0 21600 0 0 Z N"/>
      </draw:custom-shape>
      <draw:custom-shape draw:style-name="Mgr11"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9C653E6BF93F15C5.png" xlink:type="simple" xlink:show="embed" xlink:actuate="onLoad">
          <text:p/>
        </draw:image>
      </draw:frame>
      <draw:rect presentation:style-name="Mpr25"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D89AAEE1FDACD2AF.png" xlink:type="simple" xlink:show="embed" xlink:actuate="onLoad">
          <text:p/>
        </draw:image>
      </draw:frame>
      <draw:frame draw:style-name="Mgr6" draw:text-style-name="MP13" draw:layer="backgroundobjects" svg:width="1.736cm" svg:height="0.715cm" svg:x="21.9cm" svg:y="1.6cm">
        <draw:image xlink:href="Pictures/1000020100000061000000285D3355C147C1C71B.png" xlink:type="simple" xlink:show="embed" xlink:actuate="onLoad">
          <text:p/>
        </draw:image>
      </draw:frame>
      <draw:frame draw:style-name="Mgr6" draw:text-style-name="MP13" draw:layer="backgroundobjects" svg:width="1.5cm" svg:height="0.618cm" svg:x="23.2cm" svg:y="2.7cm">
        <draw:image xlink:href="Pictures/1000020100000061000000285D3355C147C1C71B.png" xlink:type="simple" xlink:show="embed" xlink:actuate="onLoad">
          <text:p/>
        </draw:image>
      </draw:frame>
      <draw:frame presentation:style-name="Mpr26" draw:text-style-name="MP15" draw:layer="backgroundobjects" svg:width="23.8cm" svg:height="1.677cm" svg:x="1cm" svg:y="1.458cm" presentation:class="title">
        <draw:text-box>
          <text:p text:style-name="MP1">請按一下鼠標，編輯標題文的格式。</text:p>
        </draw:text-box>
      </draw:frame>
      <draw:custom-shape draw:style-name="Mgr12"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5D3355C147C1C71B.png" xlink:type="simple" xlink:show="embed" xlink:actuate="onLoad">
          <text:p/>
        </draw:image>
      </draw:frame>
      <presentation:notes style:page-layout-name="PM2">
        <office:forms form:automatic-focus="false" form:apply-design-mode="false"/>
        <draw:rect draw:style-name="Mgr8" draw:text-style-name="MP14" draw:layer="backgroundobjects" svg:width="19.05cm" svg:height="25.4cm" svg:x="0cm" svg:y="0cm">
          <text:p/>
        </draw:rect>
        <draw:custom-shape draw:style-name="Mgr13"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7" draw:text-style-name="MP18" draw:layer="backgroundobjects" svg:width="8.251cm" svg:height="1.267cm" svg:x="-0.001cm" svg:y="0cm" presentation:class="header">
          <draw:text-box>
            <text:p text:style-name="MP17"><text:span text:style-name="MT6"><presentation:header/></text:span></text:p>
          </draw:text-box>
        </draw:frame>
        <draw:frame presentation:style-name="Mpr28"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_5f_-title" draw:layer="backgroundobjects" svg:width="12.696cm" svg:height="9.522cm" svg:x="3.175cm" svg:y="1.904cm" presentation:class="page"/>
        <draw:frame presentation:style-name="資訊未來大自由_5f_內頁_5f_-notes" draw:layer="backgroundobjects" svg:width="15.236cm" svg:height="11.427cm" svg:x="1.905cm" svg:y="12.065cm" presentation:class="notes" presentation:placeholder="true">
          <draw:text-box/>
        </draw:frame>
        <draw:frame presentation:style-name="Mpr29" draw:text-style-name="MP18" draw:layer="backgroundobjects" svg:width="8.251cm" svg:height="1.266cm" svg:x="-0.001cm" svg:y="24.124cm" presentation:class="footer">
          <draw:text-box>
            <text:p text:style-name="MP17"><text:span text:style-name="MT6"><presentation:footer/></text:span></text:p>
          </draw:text-box>
        </draw:frame>
        <draw:frame presentation:style-name="Mpr30" draw:text-style-name="MP20" draw:layer="backgroundobjects" svg:width="8.25cm" svg:height="1.266cm" svg:x="10.791cm" svg:y="24.124cm" presentation:class="page-number">
          <draw:text-box>
            <text:p text:style-name="MP19"><text:span text:style-name="MT6"><text:page-number>1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7.2$Linux_X86_64 LibreOffice_project/40$Build-2</meta:generator>
    <meta:creation-date>2014-02-17T14:06:43.699510764</meta:creation-date>
    <dc:language>en-US</dc:language>
    <meta:editing-cycles>246</meta:editing-cycles>
    <meta:editing-duration>P1DT6H5M3S</meta:editing-duration>
    <meta:initial-creator>root </meta:initial-creator>
    <dc:date>2018-09-25T15:03:52.841770498</dc:date>
    <meta:document-statistic meta:object-count="162"/>
    <meta:user-defined meta:name="Info 1"/>
    <meta:user-defined meta:name="Info 2"/>
    <meta:user-defined meta:name="Info 3"/>
    <meta:user-defined meta:name="Info 4"/>
  </office:meta>
</office:document-meta>
</file>